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1B000002F1ABBE261CD9D4F5D6.png" manifest:media-type="image/png"/>
  <manifest:file-entry manifest:full-path="Pictures/10000201000001AC000001793D4F545963E3B958.png" manifest:media-type="image/png"/>
  <manifest:file-entry manifest:full-path="Pictures/100002010000019000000183AAE3373F67AD72E6.png" manifest:media-type="image/png"/>
  <manifest:file-entry manifest:full-path="Pictures/10000201000001DA0000018EBC9E1DB3B3411B60.png" manifest:media-type="image/png"/>
  <manifest:file-entry manifest:full-path="Pictures/100000000000032000000258CECDE0CB01CABD1C.png" manifest:media-type="image/png"/>
  <manifest:file-entry manifest:full-path="Pictures/10000201000004F7000001CE1ED9AFD1BA51B38B.png" manifest:media-type="image/png"/>
  <manifest:file-entry manifest:full-path="Pictures/10000201000001D6000001832E0DB7CAE72031CA.png" manifest:media-type="image/png"/>
  <manifest:file-entry manifest:full-path="Pictures/10000201000001A0000001845EA64E2B7CF5FDC2.png" manifest:media-type="image/png"/>
  <manifest:file-entry manifest:full-path="Pictures/100002010000031B000002F1C3D9EBEFB9C8A4F0.png" manifest:media-type="image/png"/>
  <manifest:file-entry manifest:full-path="Pictures/100002010000018D000001868C00B6BEC6B063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2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2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2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29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3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3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32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33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35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36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</style:style>
    <style:style style:name="gr40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3.239cm"/>
    </style:style>
    <style:style style:name="gr43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27cm"/>
    </style:style>
    <style:style style:name="gr4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49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1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2" style:family="graphic" style:parent-style-name="standard">
      <style:graphic-properties draw:stroke="none" draw:fill="none" fo:min-height="1.47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49cm"/>
    </style:style>
    <style:style style:name="gr54" style:family="graphic" style:parent-style-name="standard" style:list-style-name="L8">
      <style:graphic-properties draw:stroke="none" draw:fill="none" fo:min-height="1.97cm"/>
    </style:style>
    <style:style style:name="gr55" style:family="graphic" style:parent-style-name="standard" style:list-style-name="L8">
      <style:graphic-properties draw:stroke="none" draw:fill="none" fo:min-height="1.97cm"/>
    </style:style>
    <style:style style:name="gr56" style:family="graphic" style:parent-style-name="standard" style:list-style-name="L8">
      <style:graphic-properties draw:stroke="none" draw:fill="none" fo:min-height="1.97cm"/>
    </style:style>
    <style:style style:name="gr57" style:family="graphic" style:parent-style-name="standard" style:list-style-name="L8">
      <style:graphic-properties draw:stroke="none" draw:fill="none" fo:min-height="1.97cm"/>
    </style:style>
    <style:style style:name="gr58" style:family="graphic" style:parent-style-name="standard" style:list-style-name="L8">
      <style:graphic-properties draw:stroke="none" draw:fill="none" fo:min-height="1.97cm"/>
    </style:style>
    <style:style style:name="gr59" style:family="graphic" style:parent-style-name="standard" style:list-style-name="L8">
      <style:graphic-properties draw:stroke="none" draw:fill="none" fo:min-height="1.97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8">
      <style:graphic-properties draw:stroke="none" draw:fill="none" fo:min-height="1.97cm"/>
    </style:style>
    <style:style style:name="gr62" style:family="graphic" style:parent-style-name="standard" style:list-style-name="L8">
      <style:graphic-properties draw:stroke="none" draw:fill="none" fo:min-height="1.97cm"/>
    </style:style>
    <style:style style:name="gr63" style:family="graphic" style:parent-style-name="standard" style:list-style-name="L8">
      <style:graphic-properties draw:stroke="none" draw:fill="none" fo:min-height="1.97cm"/>
    </style:style>
    <style:style style:name="gr64" style:family="graphic" style:parent-style-name="standard" style:list-style-name="L8">
      <style:graphic-properties draw:stroke="none" draw:fill="none" fo:min-height="1.97cm"/>
    </style:style>
    <style:style style:name="gr65" style:family="graphic" style:parent-style-name="standard" style:list-style-name="L8">
      <style:graphic-properties draw:stroke="none" draw:fill="none" fo:min-height="1.97cm"/>
    </style:style>
    <style:style style:name="gr66" style:family="graphic" style:parent-style-name="standard" style:list-style-name="L8">
      <style:graphic-properties draw:stroke="none" draw:fill="none" fo:min-height="1.97cm"/>
    </style:style>
    <style:style style:name="gr67" style:family="graphic" style:parent-style-name="standard" style:list-style-name="L8">
      <style:graphic-properties draw:stroke="none" draw:fill="none" fo:min-height="1.97cm"/>
    </style:style>
    <style:style style:name="gr68" style:family="graphic" style:parent-style-name="standard" style:list-style-name="L8">
      <style:graphic-properties draw:stroke="none" draw:fill="none" fo:min-height="3.052cm"/>
    </style:style>
    <style:style style:name="gr69" style:family="graphic" style:parent-style-name="standard" style:list-style-name="L8">
      <style:graphic-properties draw:stroke="none" draw:fill="none" fo:min-height="4.267cm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8">
      <style:graphic-properties draw:stroke="none" draw:fill="none" fo:min-height="1.97cm"/>
    </style:style>
    <style:style style:name="gr72" style:family="graphic" style:parent-style-name="standard" style:list-style-name="L8">
      <style:graphic-properties draw:stroke="none" draw:fill="none" fo:min-height="1.97cm"/>
    </style:style>
    <style:style style:name="gr73" style:family="graphic" style:parent-style-name="standard" style:list-style-name="L8">
      <style:graphic-properties draw:stroke="none" draw:fill="none" fo:min-height="1.97cm"/>
    </style:style>
    <style:style style:name="gr74" style:family="graphic" style:parent-style-name="standard" style:list-style-name="L8">
      <style:graphic-properties draw:stroke="none" draw:fill="none" fo:min-height="1.97cm"/>
    </style:style>
    <style:style style:name="gr75" style:family="graphic" style:parent-style-name="standard" style:list-style-name="L8">
      <style:graphic-properties draw:stroke="none" draw:fill="none" fo:min-height="1.97cm"/>
    </style:style>
    <style:style style:name="gr76" style:family="graphic" style:parent-style-name="standard" style:list-style-name="L8">
      <style:graphic-properties draw:stroke="none" draw:fill="none" fo:min-height="1.97cm"/>
    </style:style>
    <style:style style:name="gr77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78" style:family="graphic" style:parent-style-name="standard" style:list-style-name="L8">
      <style:graphic-properties draw:stroke="none" draw:fill="none" fo:min-height="3.789cm"/>
    </style:style>
    <style:style style:name="gr79" style:family="graphic" style:parent-style-name="standard" style:list-style-name="L8">
      <style:graphic-properties draw:stroke="none" draw:fill="none" fo:min-height="1.97cm"/>
    </style:style>
    <style:style style:name="gr80" style:family="graphic" style:parent-style-name="standard" style:list-style-name="L8">
      <style:graphic-properties draw:stroke="none" draw:fill="none" fo:min-height="1.97cm"/>
    </style:style>
    <style:style style:name="gr81" style:family="graphic" style:parent-style-name="standard" style:list-style-name="L8">
      <style:graphic-properties draw:stroke="none" draw:fill="none" fo:min-height="1.97cm"/>
    </style:style>
    <style:style style:name="gr82" style:family="graphic" style:parent-style-name="standard" style:list-style-name="L8">
      <style:graphic-properties draw:stroke="none" draw:fill="none" fo:min-height="1.97cm"/>
    </style:style>
    <style:style style:name="gr83" style:family="graphic" style:parent-style-name="standard" style:list-style-name="L8">
      <style:graphic-properties draw:stroke="none" draw:fill="none" fo:min-height="1.97cm"/>
    </style:style>
    <style:style style:name="gr84" style:family="graphic" style:parent-style-name="standard" style:list-style-name="L8">
      <style:graphic-properties draw:stroke="none" draw:fill="none" fo:min-height="1.97cm"/>
    </style:style>
    <style:style style:name="gr85" style:family="graphic" style:parent-style-name="standard" style:list-style-name="L8">
      <style:graphic-properties draw:stroke="none" draw:fill="none" fo:min-height="5.689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8" style:family="graphic" style:parent-style-name="standard" style:list-style-name="L8">
      <style:graphic-properties draw:stroke="none" draw:fill="none" fo:min-height="1.97cm"/>
    </style:style>
    <style:style style:name="gr89" style:family="graphic" style:parent-style-name="standard" style:list-style-name="L8">
      <style:graphic-properties draw:stroke="none" draw:fill="none" fo:min-height="1.97cm"/>
    </style:style>
    <style:style style:name="gr90" style:family="graphic" style:parent-style-name="standard" style:list-style-name="L8">
      <style:graphic-properties draw:stroke="none" draw:fill="none" fo:min-height="1.97cm"/>
    </style:style>
    <style:style style:name="gr91" style:family="graphic" style:parent-style-name="standard" style:list-style-name="L8">
      <style:graphic-properties draw:stroke="none" draw:fill="none" fo:min-height="1.97cm"/>
    </style:style>
    <style:style style:name="gr92" style:family="graphic" style:parent-style-name="standard" style:list-style-name="L8">
      <style:graphic-properties draw:stroke="none" draw:fill="none" fo:min-height="1.97cm"/>
    </style:style>
    <style:style style:name="gr93" style:family="graphic" style:parent-style-name="standard" style:list-style-name="L8">
      <style:graphic-properties draw:stroke="none" draw:fill="none" fo:min-height="1.97cm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5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7" style:family="graphic" style:parent-style-name="standard">
      <style:graphic-properties draw:stroke="none" svg:stroke-width="0.035cm" draw:stroke-linejoin="miter" draw:fill="solid" draw:fill-color="#ffffff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 style:parent-style-name="standard">
      <style:graphic-properties draw:stroke="none" draw:fill="none" fo:min-height="2.957cm"/>
    </style:style>
    <style:style style:name="gr100" style:family="graphic" style:parent-style-name="standard">
      <style:graphic-properties draw:stroke="solid" svg:stroke-color="#000000" draw:fill="none" draw:fill-color="#ffffff" draw:auto-grow-height="true" draw:auto-grow-width="false" fo:max-height="0cm" fo:min-height="3.109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gr102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07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Default_5f_3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8">
      <style:graphic-properties draw:stroke="none" draw:fill="none" fo:min-height="1.97cm"/>
    </style:style>
    <style:style style:name="gr112" style:family="graphic" style:parent-style-name="standard" style:list-style-name="L8">
      <style:graphic-properties draw:stroke="none" draw:fill="none" fo:min-height="1.97cm"/>
    </style:style>
    <style:style style:name="gr113" style:family="graphic" style:parent-style-name="standard" style:list-style-name="L8">
      <style:graphic-properties draw:stroke="none" draw:fill="none" fo:min-height="1.97cm"/>
    </style:style>
    <style:style style:name="gr114" style:family="graphic" style:parent-style-name="standard" style:list-style-name="L8">
      <style:graphic-properties draw:stroke="none" draw:fill="none" fo:min-height="1.97cm"/>
    </style:style>
    <style:style style:name="gr115" style:family="graphic" style:parent-style-name="standard" style:list-style-name="L8">
      <style:graphic-properties draw:stroke="none" draw:fill="none" fo:min-height="1.97cm"/>
    </style:style>
    <style:style style:name="gr116" style:family="graphic" style:parent-style-name="standard" style:list-style-name="L8">
      <style:graphic-properties draw:stroke="none" draw:fill="none" fo:min-height="1.97cm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0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695cm"/>
    </style:style>
    <style:style style:name="ro2" style:family="table-row">
      <style:table-row-properties style:row-height="3.311cm"/>
    </style:style>
    <style:style style:name="ro3" style:family="table-row">
      <style:table-row-properties style:row-height="3.321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9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0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15" style:family="paragraph">
      <style:paragraph-properties fo:text-align="end" style:writing-mode="rl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4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style:paragraph-properties fo:margin-top="0cm" fo:margin-bottom="0cm" fo:line-height="93%" fo:text-align="start" style:punctuation-wrap="simple" style:writing-mode="lr-tb"/>
    </style:style>
    <style:style style:name="P30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31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32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32pt" style:font-size-asian="32pt" style:font-name-complex="Liberation Sans2" style:font-size-complex="32pt"/>
    </style:style>
    <style:style style:name="P33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35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6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37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38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42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43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44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45" style:family="paragraph">
      <loext:graphic-properties draw:fill="none"/>
      <style:paragraph-properties fo:text-align="center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6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47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50" style:family="paragraph">
      <loext:graphic-properties draw:fill="solid" draw:fill-color="#ffffff"/>
    </style:style>
    <style:style style:name="P51" style:family="paragraph">
      <loext:graphic-properties draw:fill="solid" draw:fill-color="#000000"/>
    </style:style>
    <style:style style:name="P52" style:family="paragraph">
      <style:paragraph-properties fo:text-align="end" style:punctuation-wrap="hanging" style:writing-mode="rl-tb"/>
    </style:style>
    <style:style style:name="P53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2pt" style:font-size-asian="32pt" style:font-name-complex="Liberation Sans2" style:font-size-complex="32pt"/>
    </style:style>
    <style:style style:name="P54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55" style:family="paragraph">
      <loext:graphic-properties draw:fill="none" draw:fill-color="#ffffff"/>
      <style:paragraph-properties fo:text-align="end" style:writing-mode="rl-tb"/>
      <style:text-properties style:font-name="Liberation Sans2" fo:font-size="32pt" style:font-size-asian="32pt" style:font-name-complex="Liberation Sans2" style:font-size-complex="32pt"/>
    </style:style>
    <style:style style:name="P56" style:family="paragraph">
      <loext:graphic-properties draw:fill="none" draw:fill-color="#ffffff"/>
      <style:text-properties style:font-name="Liberation Sans2" style:font-name-complex="Liberation Sans2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990099" style:font-name="Liberation Sans2" fo:font-size="40pt" style:font-size-asian="40pt" style:font-name-complex="Liberation Sans2" style:font-size-complex="40pt"/>
    </style:style>
    <style:style style:name="P5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59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0" style:family="paragraph">
      <style:paragraph-properties fo:margin-left="0cm" fo:margin-right="0cm" fo:text-align="center" fo:text-indent="0cm" style:writing-mode="rl-tb"/>
    </style:style>
    <style:style style:name="P61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62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63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64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9" style:family="text">
      <style:text-properties style:font-name="Liberation Sans2" fo:font-size="40pt" style:font-size-asian="40pt" style:font-name-complex="Liberation Sans2" style:font-size-complex="40pt"/>
    </style:style>
    <style:style style:name="T10" style:family="text">
      <style:text-properties fo:font-variant="normal" fo:text-transform="none" fo:color="#cccc00" style:text-line-through-style="none" style:text-line-through-type="none" style:text-position="0% 100%" style:font-name="Liberation Sans2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11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2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3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9" style:family="text">
      <style:text-properties fo:font-variant="normal" fo:text-transform="none" fo:color="#564b3c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23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25" style:family="text"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6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7" style:family="text">
      <style:text-properties fo:color="#ff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8" style:family="text">
      <style:text-properties style:font-name="Liberation Sans2" fo:font-size="36pt" style:font-size-asian="36pt" style:font-name-complex="Liberation Sans2" style:font-size-complex="36pt"/>
    </style:style>
    <style:style style:name="T29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0" style:family="text">
      <style:text-properties fo:color="#00ff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2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9900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style:use-window-font-color="true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37" style:family="text">
      <style:text-properties style:use-window-font-color="true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8" style:family="text">
      <style:text-properties fo:color="#000000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39" style:family="text">
      <style:text-properties fo:color="#000000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0" style:family="text">
      <style:text-properties fo:color="#00ffff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4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43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44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45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47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8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9" style:family="text">
      <style:text-properties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0" style:family="text">
      <style:text-properties fo:color="#00ff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1" style:family="text">
      <style:text-properties style:use-window-font-color="true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ff00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5" style:family="text">
      <style:text-properties fo:font-variant="normal" fo:text-transform="none" fo:color="#990099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6" style:family="text">
      <style:text-properties fo:font-variant="normal" fo:text-transform="none" fo:color="#990099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7" style:family="text">
      <style:text-properties fo:font-variant="normal" fo:text-transform="none" fo:color="#6600cc" style:text-line-through-style="none" style:text-line-through-type="none" style:text-position="0% 100%" style:font-name="Century Gothic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size-complex="36pt" style:font-style-complex="normal" style:font-weight-complex="normal"/>
    </style:style>
    <style:style style:name="T58" style:family="text">
      <style:text-properties fo:font-variant="normal" fo:text-transform="none" fo:color="#6600cc" style:text-line-through-style="none" style:text-line-through-type="none" style:text-position="0% 100%" style:font-name="Century Gothic" fo:font-size="36pt" fo:letter-spacing="normal" fo:font-style="normal" style:text-underline-style="none" fo:font-weight="bold" style:font-name-asian="WenQuanYi Micro Hei2" style:font-size-asian="36pt" style:font-style-asian="normal" style:font-weight-asian="bold" style:font-size-complex="36pt" style:font-style-complex="normal" style:font-weight-complex="bold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0% 100%" style:font-name="Century Gothic" fo:font-size="36pt" fo:letter-spacing="normal" fo:font-style="italic" style:text-underline-style="none" fo:font-weight="bold" style:font-name-asian="WenQuanYi Micro Hei2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entury Gothic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size-complex="36pt" style:font-style-complex="italic" style:font-weight-complex="normal"/>
    </style:style>
    <style:style style:name="T62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3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64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65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66" style:family="text">
      <style:text-properties fo:color="#ff0000" style:text-position="33% 58%" style:font-name="Liberation Sans2" fo:font-size="36pt" style:font-size-asian="36pt" style:font-name-complex="Liberation Sans2" style:font-size-complex="36pt"/>
    </style:style>
    <style:style style:name="T67" style:family="text">
      <style:text-properties fo:color="#ff0000" style:text-position="0% 100%" style:font-name="Liberation Sans2" fo:font-size="36pt" style:font-size-asian="36pt" style:font-name-complex="Liberation Sans2" style:font-size-complex="36pt"/>
    </style:style>
    <style:style style:name="T68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69" style:family="text">
      <style:text-properties fo:font-size="36pt" style:font-size-asian="36pt" style:font-size-complex="36pt"/>
    </style:style>
    <style:style style:name="T70" style:family="text">
      <style:text-properties style:text-position="33% 58%" fo:font-size="36pt" style:font-size-asian="36pt" style:font-size-complex="36pt"/>
    </style:style>
    <style:style style:name="T71" style:family="text">
      <style:text-properties style:text-position="0% 100%" fo:font-size="36pt" style:font-size-asian="36pt" style:font-size-complex="36pt"/>
    </style:style>
    <style:style style:name="T72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name-asian="WenQuanYi Micro Hei2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76" style:family="text">
      <style:text-properties fo:font-variant="normal" fo:text-transform="none" fo:color="#00b05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7" style:family="text">
      <style:text-properties fo:font-variant="normal" fo:text-transform="none" fo:color="#ff000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8" style:family="text">
      <style:text-properties fo:font-variant="normal" fo:text-transform="none" fo:color="#00b0f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79" style:family="text">
      <style:text-properties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0" style:family="text">
      <style:text-properties fo:color="#00cc33" style:font-name="Liberation Sans2" fo:font-size="36pt" style:font-size-asian="36pt" style:font-name-complex="Liberation Sans2" style:font-size-complex="36pt"/>
    </style:style>
    <style:style style:name="T81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82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83" style:family="text">
      <style:text-properties style:font-name="Liberation Sans2" fo:font-size="32pt" style:font-size-asian="32pt" style:font-name-complex="Liberation Sans2" style:font-size-complex="32pt"/>
    </style:style>
    <style:style style:name="T84" style:family="text">
      <style:text-properties fo:color="#0000ff" style:font-name="Liberation Sans2" fo:font-size="32pt" style:font-size-asian="32pt" style:font-name-complex="Liberation Sans2" style:font-size-complex="32pt"/>
    </style:style>
    <style:style style:name="T85" style:family="text">
      <style:text-properties fo:color="#0000ff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6" style:family="text">
      <style:text-properties fo:color="#009933" style:font-name="Liberation Sans2" fo:font-size="32pt" style:font-size-asian="32pt" style:font-name-complex="Liberation Sans2" style:font-size-complex="32pt"/>
    </style:style>
    <style:style style:name="T87" style:family="text">
      <style:text-properties fo:color="#990099" style:font-name="Liberation Sans2" fo:font-size="32pt" style:font-size-asian="32pt" style:font-name-complex="Liberation Sans2" style:font-size-complex="32pt"/>
    </style:style>
    <style:style style:name="T88" style:family="text">
      <style:text-properties fo:color="#990099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89" style:family="text">
      <style:text-properties fo:color="#0000cc" style:font-name="Liberation Sans2" fo:font-size="32pt" style:font-size-asian="32pt" style:font-name-complex="Liberation Sans2" style:font-size-complex="32pt"/>
    </style:style>
    <style:style style:name="T90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1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92" style:family="text">
      <style:text-properties fo:color="#000000" style:text-position="-33% 58%" style:font-name="Liberation Sans2" fo:font-size="36pt" style:font-size-asian="36pt" style:font-name-complex="Liberation Sans2" style:font-size-complex="36pt"/>
    </style:style>
    <style:style style:name="T93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4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95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6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7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98" style:family="text">
      <style:text-properties fo:color="#99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99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00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1" style:family="text">
      <style:text-properties style:use-window-font-color="true" fo:font-size="36pt" style:font-size-asian="36pt" style:font-size-complex="36pt"/>
    </style:style>
    <style:style style:name="T102" style:family="text">
      <style:text-properties style:font-name="Liberation Sans4" fo:font-size="36pt" style:font-name-asian="Liberation Sans4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ללא קנאה</text:span><text:span text:style-name="T1"><text:line-break/></text:span><text:span text:style-name="T1">Envy-Fre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20" draw:style-name="gr5" draw:text-style-name="P8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6" draw:text-style-name="P9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" draw:text-style-name="P9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" draw:text-style-name="P9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9" draw:text-style-name="P9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" draw:text-style-name="P9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" draw:text-style-name="P9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1" draw:text-style-name="P10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" draw:text-style-name="P10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3" draw:text-style-name="P10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4" draw:text-style-name="P10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" draw:text-style-name="P10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0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6" draw:text-style-name="P11" draw:layer="layout" svg:x1="10.634cm" svg:y1="3.097cm" svg:x2="10.634cm" svg:y2="17.645cm">
          <text:p/>
        </draw:line>
        <draw:custom-shape draw:name="Oval 21" draw:style-name="gr17" draw:text-style-name="P12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8" draw:text-style-name="P12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9" draw:text-style-name="P12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7" draw:text-style-name="P12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2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9" draw:text-style-name="P12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20" draw:text-style-name="P11" draw:layer="layout" svg:x1="10.634cm" svg:y1="3.126cm" svg:x2="10.634cm" svg:y2="17.674cm">
          <text:p/>
        </draw:line>
        <draw:custom-shape draw:name="TextBox 43" draw:style-name="gr21" draw:text-style-name="P14" draw:layer="layout" svg:width="2.784cm" svg:height="1.835cm" svg:x="10.506cm" svg:y="8.395cm">
          <text:list text:style-name="L2">
            <text:list-header>
              <text:p text:style-name="P13"><text:span text:style-name="T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1" draw:text-style-name="P14" draw:layer="layout" svg:width="2.898cm" svg:height="1.835cm" svg:x="7.219cm" svg:y="9.538cm">
          <text:list text:style-name="L2">
            <text:list-header>
              <text:p text:style-name="P13"><text:span text:style-name="T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1" draw:text-style-name="P14" draw:layer="layout" svg:width="2.877cm" svg:height="1.835cm" svg:x="0.658cm" svg:y="7.866cm">
          <text:list text:style-name="L2">
            <text:list-header>
              <text:p text:style-name="P13"><text:span text:style-name="T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20" draw:text-style-name="P11" draw:layer="layout" svg:x1="7.366cm" svg:y1="3.17cm" svg:x2="7.366cm" svg:y2="17.718cm">
          <text:p/>
        </draw:line>
        <draw:frame draw:style-name="gr22" draw:text-style-name="P17" draw:layer="layout" svg:width="13.97cm" svg:height="13.462cm" svg:x="13.462cm" svg:y="3.302cm">
          <draw:text-box>
            <text:p xml:id="id1" text:id="id1" text:style-name="P15"><text:span text:style-name="T9">האלגוריתמים שראינו לא מבטיחים שהחלוקה תהיה ללא קנאה.</text:span></text:p>
            <text:p text:style-name="P15"><text:span text:style-name="T9"/></text:p>
            <text:p xml:id="id2" text:id="id2" text:style-name="P16"><text:span text:style-name="T9">קנאה זה דבר מעצבן – ולא רק בני אדם -</text:span></text:p>
            <text:p text:style-name="P16"><text:span text:style-name="T10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קנאה</text:span></text:p>
              </text:list-header>
            </text:list>
          </draw:text-box>
        </draw:frame>
        <draw:frame draw:style-name="gr23" draw:text-style-name="P20" draw:layer="layout" svg:width="22.668cm" svg:height="2.089cm" svg:x="5.334cm" svg:y="17.977cm">
          <draw:text-box>
            <text:p xml:id="id3" text:id="id3" text:style-name="P15"><text:span text:style-name="T12">אז איך מוצאים חלוקה ללא קנא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2" presentation:class="page"/>
          <draw:frame presentation:style-name="pr4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3" draw:layer="layout" svg:width="9.309cm" svg:height="1.336cm" svg:x="12.219cm" svg:y="26.542cm">
            <text:list text:style-name="L2">
              <text:list-header>
                <text:p text:style-name="P22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5" draw:text-style-name="P24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5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5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5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5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5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5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6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6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6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6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33" draw:text-style-name="P27" xml:id="id5" draw:id="id5" draw:layer="layout" svg:width="0cm" svg:height="14.547cm" svg:x="11.279cm" svg:y="5.113cm" svg:viewBox="0 0 1 14548" draw:points="0,0 1,14548">
          <text:p/>
        </draw:polyline>
        <draw:custom-shape draw:name="Oval 21" draw:style-name="gr34" draw:text-style-name="P28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8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8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8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36" draw:text-style-name="P30" xml:id="id14" draw:id="id14" draw:layer="layout" svg:width="1.299cm" svg:height="1.825cm" svg:x="11.709cm" svg:y="11.724cm">
          <text:p text:style-name="P29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7" draw:text-style-name="P30" xml:id="id12" draw:id="id12" draw:layer="layout" svg:width="1.523cm" svg:height="1.825cm" svg:x="7.294cm" svg:y="11.812cm">
          <text:p text:style-name="P29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8" draw:text-style-name="P30" xml:id="id13" draw:id="id13" draw:layer="layout" svg:width="0.914cm" svg:height="1.825cm" svg:x="1.999cm" svg:y="11.821cm">
          <text:p text:style-name="P29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39" draw:text-style-name="P32" draw:layer="layout" svg:width="15.819cm" svg:height="14.478cm" svg:x="12.629cm" svg:y="6.096cm">
          <text:list text:style-name="L3">
            <text:list-item>
              <text:p xml:id="id4" text:id="id4" text:style-name="P31"><text:span text:style-name="T17">כ</text:span><text:span text:style-name="T18"> חותך </text:span><text:span text:style-name="T18">3</text:span><text:span text:style-name="T18"> חתיכות שוות בעיניו.</text:span><text:span text:style-name="T19"> </text:span></text:p>
            </text:list-item>
            <text:list-item>
              <text:p xml:id="id7" text:id="id7" text:style-name="P31"><text:span text:style-name="T19">אם </text:span><text:span text:style-name="T20">א</text:span><text:span text:style-name="T17">, </text:span><text:span text:style-name="T21">י </text:span><text:span text:style-name="T18">מעדיפים חתיכות שונות – סיימנו. <text:s text:c="2"/>אחרת -</text:span></text:p>
            </text:list-item>
            <text:list-item>
              <text:p xml:id="id8" text:id="id8" text:style-name="P31"><text:span text:style-name="T21">י</text:span><text:span text:style-name="T18"> מקצץ</text:span><text:span text:style-name="T22"> </text:span><text:span text:style-name="T18">את החתיכה הטובה ביותר ו</text:span><text:span text:style-name="T22">משווה</text:span><text:span text:style-name="T18"> לשניה בעיניו.</text:span></text:p>
            </text:list-item>
            <text:list-item>
              <text:p xml:id="id11" text:id="id11" text:style-name="P31"><text:span text:style-name="T20">א</text:span><text:span text:style-name="T17">, </text:span><text:span text:style-name="T21">י</text:span><text:span text:style-name="T17">, כ</text:span><text:span text:style-name="T22"> </text:span><text:span text:style-name="T18">בוחרים חתיכה. <text:s/></text:span><text:span text:style-name="T21">י</text:span><text:span text:style-name="T18"> חייב לבחור את זו שקיצץ, אם לא נבחרה קודם.</text:span></text:p>
            </text:list-item>
            <text:list-item>
              <text:p xml:id="id15" text:id="id15" text:style-name="P31"><text:span text:style-name="T18">קיבלנו חלוקה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33" draw:text-style-name="P27" xml:id="id6" draw:id="id6" draw:layer="layout" svg:width="0cm" svg:height="14.547cm" svg:x="5.055cm" svg:y="5.113cm" svg:viewBox="0 0 1 14548" draw:points="0,0 1,14548">
          <text:p/>
        </draw:polyline>
        <draw:polyline draw:name="Straight Connector 37" draw:style-name="gr40" draw:text-style-name="P27" xml:id="id10" draw:id="id10" draw:layer="layout" svg:width="6.217cm" svg:height="0cm" svg:x="5.055cm" svg:y="16.278cm" svg:viewBox="0 0 6218 1" draw:points="6218,0 0,1">
          <text:p/>
        </draw:polyline>
        <draw:custom-shape draw:name="Rectangle 32" draw:style-name="gr41" draw:text-style-name="P33" xml:id="id9" draw:id="id9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2" draw:text-style-name="P34" draw:layer="layout" svg:width="14.663cm" svg:height="3.489cm" svg:x="13.339cm" svg:y="2.796cm">
          <draw:text-box>
            <text:p text:style-name="P15"><text:span text:style-name="T23">אלגוריתם </text:span><text:span text:style-name="T23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6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חלוקה ללא קנאה ל-3 שותפים" draw:style-name="dp3" draw:master-page-name="Default" presentation:presentation-page-layout-name="AL2T3">
        <office:forms form:automatic-focus="false" form:apply-design-mode="false"/>
        <draw:custom-shape draw:name="Rectangle 20" draw:style-name="gr25" draw:text-style-name="P24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5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5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5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5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5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5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6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6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6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6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7" draw:layer="layout" svg:x1="11.279cm" svg:y1="5.113cm" svg:x2="11.28cm" svg:y2="19.661cm">
          <text:p/>
        </draw:line>
        <draw:custom-shape draw:name="Oval 21" draw:style-name="gr34" draw:text-style-name="P28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8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8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8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43" draw:text-style-name="P30" draw:layer="layout" svg:width="1.299cm" svg:height="1.825cm" svg:x="11.709cm" svg:y="11.724cm">
          <text:p text:style-name="P29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4" draw:text-style-name="P30" draw:layer="layout" svg:width="1.523cm" svg:height="1.825cm" svg:x="7.294cm" svg:y="11.812cm">
          <text:p text:style-name="P29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30" draw:layer="layout" svg:width="0.914cm" svg:height="1.825cm" svg:x="1.999cm" svg:y="11.821cm">
          <text:p text:style-name="P29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33" draw:text-style-name="P27" draw:layer="layout" svg:x1="5.055cm" svg:y1="5.113cm" svg:x2="5.056cm" svg:y2="19.661cm">
          <text:p/>
        </draw:line>
        <draw:line draw:name="Straight Connector 37" draw:style-name="gr40" draw:text-style-name="P27" draw:layer="layout" svg:x1="11.273cm" svg:y1="16.278cm" svg:x2="5.055cm" svg:y2="16.279cm">
          <text:p/>
        </draw:line>
        <draw:custom-shape draw:name="Rectangle 32" draw:style-name="gr46" draw:text-style-name="P33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ללא קנאה ל-</text:span><text:span text:style-name="T11">3</text:span><text:span text:style-name="T11"> שותפים</text:span></text:p>
              </text:list-header>
            </text:list>
          </draw:text-box>
        </draw:frame>
        <draw:frame draw:style-name="gr47" draw:text-style-name="P37" draw:layer="layout" svg:width="14.54cm" svg:height="3.577cm" svg:x="13.461cm" svg:y="2.845cm">
          <draw:text-box>
            <text:p text:style-name="P15"><text:span text:style-name="T25">אלגוריתם </text:span><text:span text:style-name="T25">Selfridge – Conway, 1963</text:span><text:span text:style-name="T25"> – חלק ב</text:span></text:p>
          </draw:text-box>
        </draw:frame>
        <draw:custom-shape draw:name="Rectangle 32" draw:style-name="gr48" draw:text-style-name="P33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9" draw:text-style-name="P33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8" draw:layer="layout" svg:width="14.54cm" svg:height="10.205cm" svg:x="13.462cm" svg:y="7.112cm">
          <draw:text-box>
            <text:list text:style-name="L1">
              <text:list-item>
                <text:p text:style-name="P15"><text:span text:style-name="T26">[</text:span><text:span text:style-name="T27">א</text:span><text:span text:style-name="T28"> או </text:span><text:span text:style-name="T29">י</text:span><text:span text:style-name="T28"> בחרו את החתיכה המקוצצת; במקרה זה </text:span><text:span text:style-name="T27">א</text:span><text:span text:style-name="T28">].</text:span></text:p>
              </text:list-item>
              <text:list-item>
                <text:p xml:id="id16" text:id="id16" text:style-name="P15"><text:span text:style-name="T29">י</text:span><text:span text:style-name="T28"> (שלא בחר את החתיכה המקוצצת) מחלק את השארית לשלוש חתיכות שוות בעיניו.</text:span></text:p>
              </text:list-item>
              <text:list-item>
                <text:p xml:id="id19" text:id="id19" text:style-name="P15"><text:span text:style-name="T27">א</text:span><text:span text:style-name="T28">, </text:span><text:span text:style-name="T30">כ</text:span><text:span text:style-name="T28">, </text:span><text:span text:style-name="T29">י</text:span><text:span text:style-name="T28"> בוחרים חתיכה.</text:span></text:p>
              </text:list-item>
            </text:list>
          </draw:text-box>
        </draw:frame>
        <draw:polyline draw:style-name="gr51" draw:text-style-name="P39" xml:id="id17" draw:id="id17" draw:layer="layout" svg:width="0cm" svg:height="3.39cm" svg:x="7.366cm" svg:y="16.279cm" svg:viewBox="0 0 0 3391" draw:points="0,0 0,3391">
          <text:p/>
        </draw:polyline>
        <draw:polyline draw:style-name="gr51" draw:text-style-name="P39" xml:id="id18" draw:id="id18" draw:layer="layout" svg:width="0cm" svg:height="3.39cm" svg:x="9.144cm" svg:y="16.278cm" svg:viewBox="0 0 0 3391" draw:points="0,0 0,3391">
          <text:p/>
        </draw:polyline>
        <draw:frame draw:style-name="gr52" draw:text-style-name="P40" draw:layer="layout" svg:width="1.936cm" svg:height="1.729cm" svg:x="7.112cm" svg:y="17.143cm">
          <draw:text-box>
            <text:p xml:id="id20" text:id="id20" text:style-name="P15"><text:span text:style-name="T31">א</text:span></text:p>
          </draw:text-box>
        </draw:frame>
        <draw:frame draw:style-name="gr52" draw:text-style-name="P40" draw:layer="layout" svg:width="1.196cm" svg:height="1.729cm" svg:x="5.334cm" svg:y="17.619cm">
          <draw:text-box>
            <text:p xml:id="id21" text:id="id21" text:style-name="P15"><text:span text:style-name="T32">כ</text:span></text:p>
          </draw:text-box>
        </draw:frame>
        <draw:frame draw:style-name="gr52" draw:text-style-name="P40" draw:layer="layout" svg:width="0.832cm" svg:height="1.729cm" svg:x="9.582cm" svg:y="17.526cm">
          <draw:text-box>
            <text:p xml:id="id22" text:id="id22" text:style-name="P15"><text:span text:style-name="T33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7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5" draw:style-name="dp1" draw:master-page-name="Default" presentation:use-date-time-name="dtd1"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סלפרידג’-קונוויי</text:span></text:p>
              </text:list-header>
            </text:list>
          </draw:text-box>
        </draw:frame>
        <draw:frame draw:style-name="gr53" draw:text-style-name="P41" draw:layer="layout" svg:width="28.052cm" svg:height="17.999cm" svg:x="0cm" svg:y="2.945cm">
          <draw:text-box>
            <text:p xml:id="id23" text:id="id23" text:style-name="P15"><text:span text:style-name="T34">משפט</text:span><text:span text:style-name="T35">: אלגוריתם סלפרידג’-קונוויי נותן <text:s/>חלוקה ללא קנאה - כל שחקן המשחק לפי הכללים מקבל חתיכה טובה לפחות כמו שתי האחרות.</text:span></text:p>
            <text:p xml:id="id24" text:id="id24" text:style-name="P15"><text:span text:style-name="T36">הוכחה</text:span><text:span text:style-name="T37">: נבנה גרף דו”צ שבו:</text:span></text:p>
            <text:list text:style-name="L1">
              <text:list-item>
                <text:p xml:id="id25" text:id="id25" text:style-name="P15"><text:span text:style-name="T37">הצמתים - שחקנים מצד אחד וחתיכות מצד שני.</text:span></text:p>
              </text:list-item>
              <text:list-item>
                <text:p xml:id="id26" text:id="id26" text:style-name="P15"><text:span text:style-name="T37">הקשתות - מ</text:span><text:span text:style-name="T38">כל שחקן לחתיכות הטובות בעיניו.</text:span></text:p>
              </text:list-item>
            </text:list>
            <text:p xml:id="id27" text:id="id27" text:style-name="P15"><text:span text:style-name="T39">שידוך מושלם</text:span><text:span text:style-name="T38"> בגרף זה = חלוקה ללא קנאה!</text:span></text:p>
            <text:p xml:id="id28" text:id="id28" text:style-name="P15"><text:span text:style-name="T38">אחרי החלוקה הראשונה של </text:span><text:span text:style-name="T40">כ</text:span><text:span text:style-name="T38"> יש שני מקרים:</text:span></text:p>
            <text:p text:style-name="P15"><text:span text:style-name="T38"/></text:p>
            <text:p text:style-name="P15"><text:span text:style-name="T37"/></text:p>
          </draw:text-box>
        </draw:frame>
        <draw:frame draw:style-name="gr54" draw:text-style-name="P42" xml:id="id29" draw:id="id29" draw:layer="layout" svg:width="1.336cm" svg:height="2.22cm" svg:x="25.22cm" svg:y="17.156cm">
          <draw:text-box>
            <text:p text:style-name="P15"><text:span text:style-name="T41">א</text:span></text:p>
          </draw:text-box>
        </draw:frame>
        <draw:frame draw:style-name="gr55" draw:text-style-name="P42" xml:id="id30" draw:id="id30" draw:layer="layout" svg:width="1.196cm" svg:height="2.22cm" svg:x="25.22cm" svg:y="15.288cm">
          <draw:text-box>
            <text:p text:style-name="P15"><text:span text:style-name="T42">כ</text:span></text:p>
          </draw:text-box>
        </draw:frame>
        <draw:frame draw:style-name="gr56" draw:text-style-name="P42" xml:id="id31" draw:id="id31" draw:layer="layout" svg:width="0.832cm" svg:height="2.22cm" svg:x="25.33cm" svg:y="19.214cm">
          <draw:text-box>
            <text:p text:style-name="P15"><text:span text:style-name="T43">י</text:span></text:p>
          </draw:text-box>
        </draw:frame>
        <draw:frame draw:style-name="gr57" draw:text-style-name="P43" xml:id="id32" draw:id="id32" draw:layer="layout" svg:width="1.336cm" svg:height="2.22cm" svg:x="22.032cm" svg:y="15.542cm">
          <draw:text-box>
            <text:p text:style-name="P15"><text:span text:style-name="T44">1</text:span></text:p>
          </draw:text-box>
        </draw:frame>
        <draw:frame draw:style-name="gr58" draw:text-style-name="P43" xml:id="id33" draw:id="id33" draw:layer="layout" svg:width="1.336cm" svg:height="2.22cm" svg:x="22.032cm" svg:y="17.156cm">
          <draw:text-box>
            <text:p text:style-name="P15"><text:span text:style-name="T44">2</text:span></text:p>
          </draw:text-box>
        </draw:frame>
        <draw:frame draw:style-name="gr59" draw:text-style-name="P43" xml:id="id34" draw:id="id34" draw:layer="layout" svg:width="1.336cm" svg:height="2.22cm" svg:x="22.032cm" svg:y="18.844cm">
          <draw:text-box>
            <text:p text:style-name="P15"><text:span text:style-name="T44">3</text:span></text:p>
          </draw:text-box>
        </draw:frame>
        <draw:polyline draw:style-name="gr60" draw:text-style-name="P39" xml:id="id35" draw:id="id35" draw:layer="layout" svg:width="2.105cm" svg:height="0cm" svg:x="23.114cm" svg:y="18.172cm" svg:viewBox="0 0 2106 0" draw:points="2106,0 0,0">
          <text:p/>
        </draw:polyline>
        <draw:polyline draw:style-name="gr60" draw:text-style-name="P39" xml:id="id36" draw:id="id36" draw:layer="layout" svg:width="1.851cm" svg:height="1.015cm" svg:x="23.368cm" svg:y="16.648cm" svg:viewBox="0 0 1852 1016" draw:points="1852,0 0,1016">
          <text:p/>
        </draw:polyline>
        <draw:polyline draw:style-name="gr60" draw:text-style-name="P39" xml:id="id37" draw:id="id37" draw:layer="layout" svg:width="2.105cm" svg:height="3.047cm" svg:x="23.114cm" svg:y="16.902cm" svg:viewBox="0 0 2106 3048" draw:points="2106,0 0,3048">
          <text:p/>
        </draw:polyline>
        <draw:polyline draw:style-name="gr60" draw:text-style-name="P39" xml:id="id38" draw:id="id38" draw:layer="layout" svg:width="2.031cm" svg:height="0cm" svg:x="23.114cm" svg:y="16.394cm" svg:viewBox="0 0 2032 0" draw:points="2032,0 0,0">
          <text:p/>
        </draw:polyline>
        <draw:polyline draw:style-name="gr60" draw:text-style-name="P39" xml:id="id39" draw:id="id39" draw:layer="layout" svg:width="2.215cm" svg:height="0cm" svg:x="23.114cm" svg:y="20.204cm" svg:viewBox="0 0 2216 0" draw:points="2216,0 0,0">
          <text:p/>
        </draw:polyline>
        <draw:frame draw:style-name="gr61" draw:text-style-name="P44" xml:id="id40" draw:id="id40" draw:layer="layout" svg:width="2.54cm" svg:height="2.22cm" svg:x="11.938cm" svg:y="16.256cm">
          <draw:text-box>
            <text:p text:style-name="P1"><text:span text:style-name="T44">או</text:span></text:p>
          </draw:text-box>
        </draw:frame>
        <draw:frame draw:style-name="gr62" draw:text-style-name="P42" xml:id="id41" draw:id="id41" draw:layer="layout" svg:width="1.336cm" svg:height="2.22cm" svg:x="9.792cm" svg:y="17.156cm">
          <draw:text-box>
            <text:p text:style-name="P15"><text:span text:style-name="T41">א</text:span></text:p>
          </draw:text-box>
        </draw:frame>
        <draw:frame draw:style-name="gr63" draw:text-style-name="P42" xml:id="id42" draw:id="id42" draw:layer="layout" svg:width="1.196cm" svg:height="2.22cm" svg:x="9.792cm" svg:y="15.288cm">
          <draw:text-box>
            <text:p text:style-name="P15"><text:span text:style-name="T42">כ</text:span></text:p>
          </draw:text-box>
        </draw:frame>
        <draw:frame draw:style-name="gr64" draw:text-style-name="P42" xml:id="id43" draw:id="id43" draw:layer="layout" svg:width="0.832cm" svg:height="2.22cm" svg:x="9.902cm" svg:y="19.214cm">
          <draw:text-box>
            <text:p text:style-name="P15"><text:span text:style-name="T43">י</text:span></text:p>
          </draw:text-box>
        </draw:frame>
        <draw:frame draw:style-name="gr65" draw:text-style-name="P43" xml:id="id44" draw:id="id44" draw:layer="layout" svg:width="1.336cm" svg:height="2.22cm" svg:x="6.604cm" svg:y="15.542cm">
          <draw:text-box>
            <text:p text:style-name="P15"><text:span text:style-name="T44">1</text:span></text:p>
          </draw:text-box>
        </draw:frame>
        <draw:frame draw:style-name="gr66" draw:text-style-name="P43" xml:id="id45" draw:id="id45" draw:layer="layout" svg:width="1.336cm" svg:height="2.22cm" svg:x="6.604cm" svg:y="17.156cm">
          <draw:text-box>
            <text:p text:style-name="P15"><text:span text:style-name="T44">2</text:span></text:p>
          </draw:text-box>
        </draw:frame>
        <draw:frame draw:style-name="gr67" draw:text-style-name="P43" xml:id="id46" draw:id="id46" draw:layer="layout" svg:width="1.336cm" svg:height="2.22cm" svg:x="6.604cm" svg:y="18.844cm">
          <draw:text-box>
            <text:p text:style-name="P15"><text:span text:style-name="T44">3</text:span></text:p>
          </draw:text-box>
        </draw:frame>
        <draw:polyline draw:style-name="gr60" draw:text-style-name="P39" xml:id="id47" draw:id="id47" draw:layer="layout" svg:width="1.851cm" svg:height="1.777cm" svg:x="7.94cm" svg:y="18.172cm" svg:viewBox="0 0 1852 1778" draw:points="1852,0 0,1778">
          <text:p/>
        </draw:polyline>
        <draw:polyline draw:style-name="gr60" draw:text-style-name="P39" xml:id="id48" draw:id="id48" draw:layer="layout" svg:width="1.851cm" svg:height="1.015cm" svg:x="7.94cm" svg:y="16.648cm" svg:viewBox="0 0 1852 1016" draw:points="1852,0 0,1016">
          <text:p/>
        </draw:polyline>
        <draw:polyline draw:style-name="gr60" draw:text-style-name="P39" xml:id="id49" draw:id="id49" draw:layer="layout" svg:width="2.105cm" svg:height="3.047cm" svg:x="7.686cm" svg:y="16.902cm" svg:viewBox="0 0 2106 3048" draw:points="2106,0 0,3048">
          <text:p/>
        </draw:polyline>
        <draw:polyline draw:style-name="gr60" draw:text-style-name="P39" xml:id="id50" draw:id="id50" draw:layer="layout" svg:width="2.031cm" svg:height="0cm" svg:x="7.686cm" svg:y="16.394cm" svg:viewBox="0 0 2032 0" draw:points="2032,0 0,0">
          <text:p/>
        </draw:polyline>
        <draw:polyline draw:style-name="gr60" draw:text-style-name="P39" xml:id="id51" draw:id="id51" draw:layer="layout" svg:width="2.215cm" svg:height="0cm" svg:x="7.686cm" svg:y="20.204cm" svg:viewBox="0 0 2216 0" draw:points="2216,0 0,0">
          <text:p/>
        </draw:polyline>
        <draw:frame draw:style-name="gr68" draw:text-style-name="P45" xml:id="id52" draw:id="id52" draw:layer="layout" svg:width="4.826cm" svg:height="3.302cm" svg:x="16.256cm" svg:y="16.51cm">
          <draw:text-box>
            <text:p text:style-name="P1"><text:span text:style-name="T45">(המקרה הקל)</text:span></text:p>
          </draw:text-box>
        </draw:frame>
        <draw:frame draw:style-name="gr69" draw:text-style-name="P45" xml:id="id53" draw:id="id53" draw:layer="layout" svg:width="5.08cm" svg:height="4.517cm" svg:x="0.508cm" svg:y="16.51cm">
          <draw:text-box>
            <text:p text:style-name="P1"><text:span text:style-name="T4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4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3" draw:layer="layout" svg:width="9.309cm" svg:height="1.336cm" svg:x="12.219cm" svg:y="26.542cm">
            <text:list text:style-name="L2">
              <text:list-header>
                <text:p text:style-name="P22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סלפרידג’-קונוויי – המשך הוכחה</text:span></text:p>
              </text:list-header>
            </text:list>
          </draw:text-box>
        </draw:frame>
        <draw:frame draw:style-name="gr71" draw:text-style-name="P42" draw:layer="layout" svg:width="1.336cm" svg:height="2.22cm" svg:x="10.808cm" svg:y="5.17cm">
          <draw:text-box>
            <text:p text:style-name="P15"><text:span text:style-name="T41">א</text:span></text:p>
          </draw:text-box>
        </draw:frame>
        <draw:frame draw:style-name="gr72" draw:text-style-name="P42" draw:layer="layout" svg:width="1.196cm" svg:height="2.22cm" svg:x="10.808cm" svg:y="3.302cm">
          <draw:text-box>
            <text:p text:style-name="P15"><text:span text:style-name="T42">כ</text:span></text:p>
          </draw:text-box>
        </draw:frame>
        <draw:frame draw:style-name="gr73" draw:text-style-name="P42" draw:layer="layout" svg:width="0.832cm" svg:height="2.22cm" svg:x="10.918cm" svg:y="7.228cm">
          <draw:text-box>
            <text:p text:style-name="P15"><text:span text:style-name="T43">י</text:span></text:p>
          </draw:text-box>
        </draw:frame>
        <draw:frame draw:style-name="gr74" draw:text-style-name="P43" draw:layer="layout" svg:width="1.336cm" svg:height="2.22cm" svg:x="7.62cm" svg:y="3.556cm">
          <draw:text-box>
            <text:p text:style-name="P15"><text:span text:style-name="T44">1</text:span></text:p>
          </draw:text-box>
        </draw:frame>
        <draw:frame draw:style-name="gr75" draw:text-style-name="P43" draw:layer="layout" svg:width="1.336cm" svg:height="2.22cm" svg:x="7.62cm" svg:y="5.17cm">
          <draw:text-box>
            <text:p text:style-name="P15"><text:span text:style-name="T44">2</text:span></text:p>
          </draw:text-box>
        </draw:frame>
        <draw:frame draw:style-name="gr76" draw:text-style-name="P43" draw:layer="layout" svg:width="1.336cm" svg:height="2.22cm" svg:x="7.62cm" svg:y="6.858cm">
          <draw:text-box>
            <text:p text:style-name="P15"><text:span text:style-name="T44">3</text:span></text:p>
          </draw:text-box>
        </draw:frame>
        <draw:line draw:style-name="gr77" draw:text-style-name="P39" draw:layer="layout" svg:x1="10.808cm" svg:y1="6.186cm" svg:x2="8.956cm" svg:y2="7.964cm">
          <text:p/>
        </draw:line>
        <draw:line draw:style-name="gr60" draw:text-style-name="P39" draw:layer="layout" svg:x1="10.808cm" svg:y1="4.662cm" svg:x2="8.956cm" svg:y2="5.678cm">
          <text:p/>
        </draw:line>
        <draw:line draw:style-name="gr60" draw:text-style-name="P39" draw:layer="layout" svg:x1="10.918cm" svg:y1="7.964cm" svg:x2="8.956cm" svg:y2="6.186cm">
          <text:p/>
        </draw:line>
        <draw:line draw:style-name="gr60" draw:text-style-name="P39" draw:layer="layout" svg:x1="10.734cm" svg:y1="4.408cm" svg:x2="8.702cm" svg:y2="4.408cm">
          <text:p/>
        </draw:line>
        <draw:line draw:style-name="gr60" draw:text-style-name="P39" draw:layer="layout" svg:x1="10.918cm" svg:y1="8.218cm" svg:x2="8.702cm" svg:y2="8.218cm">
          <text:p/>
        </draw:line>
        <draw:frame draw:style-name="gr78" draw:text-style-name="P46" draw:layer="layout" svg:width="8.128cm" svg:height="4.039cm" svg:x="12.7cm" svg:y="4.318cm">
          <draw:text-box>
            <text:p text:style-name="P1"><text:span text:style-name="T46">אחרי הקיצוץ של </text:span><text:span text:style-name="T43">י</text:span><text:span text:style-name="T46"> הופך ל:</text:span></text:p>
          </draw:text-box>
        </draw:frame>
        <draw:frame draw:style-name="gr79" draw:text-style-name="P42" draw:layer="layout" svg:width="1.336cm" svg:height="2.22cm" svg:x="24.524cm" svg:y="5.218cm">
          <draw:text-box>
            <text:p text:style-name="P15"><text:span text:style-name="T41">א</text:span></text:p>
          </draw:text-box>
        </draw:frame>
        <draw:frame draw:style-name="gr80" draw:text-style-name="P42" draw:layer="layout" svg:width="1.196cm" svg:height="2.22cm" svg:x="24.524cm" svg:y="3.35cm">
          <draw:text-box>
            <text:p text:style-name="P15"><text:span text:style-name="T42">כ</text:span></text:p>
          </draw:text-box>
        </draw:frame>
        <draw:frame draw:style-name="gr81" draw:text-style-name="P42" draw:layer="layout" svg:width="0.832cm" svg:height="2.22cm" svg:x="24.634cm" svg:y="7.276cm">
          <draw:text-box>
            <text:p text:style-name="P15"><text:span text:style-name="T43">י</text:span></text:p>
          </draw:text-box>
        </draw:frame>
        <draw:frame draw:style-name="gr82" draw:text-style-name="P43" draw:layer="layout" svg:width="1.336cm" svg:height="2.22cm" svg:x="21.336cm" svg:y="3.604cm">
          <draw:text-box>
            <text:p text:style-name="P15"><text:span text:style-name="T44">1</text:span></text:p>
          </draw:text-box>
        </draw:frame>
        <draw:frame draw:style-name="gr83" draw:text-style-name="P43" draw:layer="layout" svg:width="1.336cm" svg:height="2.22cm" svg:x="21.336cm" svg:y="5.218cm">
          <draw:text-box>
            <text:p text:style-name="P15"><text:span text:style-name="T44">2</text:span></text:p>
          </draw:text-box>
        </draw:frame>
        <draw:frame draw:style-name="gr84" draw:text-style-name="P43" draw:layer="layout" svg:width="1.336cm" svg:height="2.22cm" svg:x="21.336cm" svg:y="6.906cm">
          <draw:text-box>
            <text:p text:style-name="P15"><text:span text:style-name="T44">3</text:span></text:p>
          </draw:text-box>
        </draw:frame>
        <draw:line draw:style-name="gr60" draw:text-style-name="P39" draw:layer="layout" svg:x1="24.524cm" svg:y1="6.234cm" svg:x2="22.672cm" svg:y2="8.012cm">
          <text:p/>
        </draw:line>
        <draw:line draw:style-name="gr60" draw:text-style-name="P39" draw:layer="layout" svg:x1="24.524cm" svg:y1="4.71cm" svg:x2="22.672cm" svg:y2="5.726cm">
          <text:p/>
        </draw:line>
        <draw:line draw:style-name="gr60" draw:text-style-name="P39" draw:layer="layout" svg:x1="24.524cm" svg:y1="4.964cm" svg:x2="22.418cm" svg:y2="8.012cm">
          <text:p/>
        </draw:line>
        <draw:line draw:style-name="gr60" draw:text-style-name="P39" draw:layer="layout" svg:x1="24.45cm" svg:y1="4.456cm" svg:x2="22.418cm" svg:y2="4.456cm">
          <text:p/>
        </draw:line>
        <draw:line draw:style-name="gr60" draw:text-style-name="P39" draw:layer="layout" svg:x1="24.634cm" svg:y1="8.266cm" svg:x2="22.418cm" svg:y2="8.266cm">
          <text:p/>
        </draw:line>
        <draw:line draw:style-name="gr77" draw:text-style-name="P39" draw:layer="layout" svg:x1="11.128cm" svg:y1="6.328cm" svg:x2="8.956cm" svg:y2="4.662cm">
          <text:p/>
        </draw:line>
        <draw:line draw:style-name="gr77" draw:text-style-name="P39" draw:layer="layout" svg:x1="10.809cm" svg:y1="6.186cm" svg:x2="8.956cm" svg:y2="5.958cm">
          <text:p/>
        </draw:line>
        <draw:frame draw:style-name="gr85" draw:text-style-name="P47" draw:layer="layout" svg:width="26.67cm" svg:height="5.939cm" svg:x="1.016cm" svg:y="9.144cm">
          <draw:text-box>
            <text:p text:style-name="P15"><text:span text:style-name="T45">בוחרים לפי הסדר </text:span><text:span text:style-name="T27">א</text:span><text:span text:style-name="T45">, </text:span><text:span text:style-name="T29">י</text:span><text:span text:style-name="T45">, </text:span><text:span text:style-name="T30">כ</text:span><text:span text:style-name="T45">. לא משנה מה </text:span><text:span text:style-name="T27">א</text:span><text:span text:style-name="T45"> בוחר - <text:s/>ל-</text:span><text:span text:style-name="T29">י</text:span><text:span text:style-name="T45"> נשאר מה לבחור. הוא חייב לבחור את </text:span><text:span text:style-name="T45">3</text:span><text:span text:style-name="T45"> אם היא קיימת, לכן גם ל-</text:span><text:span text:style-name="T30">כ</text:span><text:span text:style-name="T45"> נשאר מה לבחור.</text:span></text:p>
          </draw:text-box>
        </draw:frame>
        <draw:frame draw:style-name="gr86" draw:text-style-name="P48" draw:layer="layout" svg:width="25.908cm" svg:height="1.187cm" svg:x="1.524cm" svg:y="16.002cm">
          <draw:text-box>
            <text:p/>
          </draw:text-box>
        </draw:frame>
        <draw:frame draw:style-name="gr87" draw:text-style-name="P38" draw:layer="layout" svg:width="20.574cm" svg:height="7.361cm" svg:x="7.112cm" svg:y="13.743cm">
          <draw:text-box>
            <text:p text:style-name="P15"><text:span text:style-name="T47">חלק ב: </text:span><text:span text:style-name="T48">נניח ש-</text:span><text:span text:style-name="T27">א</text:span><text:span text:style-name="T48"> לקח את החתיכה המקוצצת. אז <text:s/></text:span><text:span text:style-name="T29">י</text:span><text:span text:style-name="T48"> חותך; <text:s/></text:span><text:span text:style-name="T27">א</text:span><text:span text:style-name="T47">, </text:span><text:span text:style-name="T30">כ</text:span><text:span text:style-name="T47">, </text:span><text:span text:style-name="T29">י</text:span><text:span text:style-name="T48"> בוחרים. <text:s text:c="3"/></text:span><text:span text:style-name="T27">א</text:span><text:span text:style-name="T48"> בוחר ראשון; <text:s/>ל-</text:span><text:span text:style-name="T29">י</text:span><text:span text:style-name="T48"> יש שלוש חתיכות לבחור; </text:span><text:span text:style-name="T49">ו-</text:span><text:span text:style-name="T50">כ </text:span><text:span text:style-name="T51">לא יקנא ב-</text:span><text:span text:style-name="T52">א</text:span><text:span text:style-name="T51"> אפילו אם </text:span><text:span text:style-name="T52">א </text:span><text:span text:style-name="T51">ייקח את כל השארית! <text:s text:c="20"/>***</text:span></text:p>
          </draw:text-box>
        </draw:frame>
        <draw:frame draw:style-name="gr88" draw:text-style-name="P42" draw:layer="layout" svg:width="1.336cm" svg:height="2.22cm" svg:x="5.474cm" svg:y="16.14cm">
          <draw:text-box>
            <text:p text:style-name="P15"><text:span text:style-name="T41">א</text:span></text:p>
          </draw:text-box>
        </draw:frame>
        <draw:frame draw:style-name="gr89" draw:text-style-name="P42" draw:layer="layout" svg:width="1.196cm" svg:height="2.22cm" svg:x="5.474cm" svg:y="14.272cm">
          <draw:text-box>
            <text:p text:style-name="P15"><text:span text:style-name="T42">כ</text:span></text:p>
          </draw:text-box>
        </draw:frame>
        <draw:frame draw:style-name="gr90" draw:text-style-name="P42" draw:layer="layout" svg:width="0.832cm" svg:height="2.22cm" svg:x="5.584cm" svg:y="18.198cm">
          <draw:text-box>
            <text:p text:style-name="P15"><text:span text:style-name="T43">י</text:span></text:p>
          </draw:text-box>
        </draw:frame>
        <draw:frame draw:style-name="gr91" draw:text-style-name="P43" draw:layer="layout" svg:width="1.336cm" svg:height="2.22cm" svg:x="2.286cm" svg:y="14.526cm">
          <draw:text-box>
            <text:p text:style-name="P15"><text:span text:style-name="T44">1</text:span></text:p>
          </draw:text-box>
        </draw:frame>
        <draw:frame draw:style-name="gr92" draw:text-style-name="P43" draw:layer="layout" svg:width="1.336cm" svg:height="2.22cm" svg:x="2.286cm" svg:y="16.14cm">
          <draw:text-box>
            <text:p text:style-name="P15"><text:span text:style-name="T44">2</text:span></text:p>
          </draw:text-box>
        </draw:frame>
        <draw:frame draw:style-name="gr93" draw:text-style-name="P43" draw:layer="layout" svg:width="1.336cm" svg:height="2.22cm" svg:x="2.286cm" svg:y="17.828cm">
          <draw:text-box>
            <text:p text:style-name="P15"><text:span text:style-name="T44">3</text:span></text:p>
          </draw:text-box>
        </draw:frame>
        <draw:line draw:style-name="gr60" draw:text-style-name="P39" draw:layer="layout" svg:x1="5.584cm" svg:y1="18.934cm" svg:x2="3.622cm" svg:y2="17.156cm">
          <text:p/>
        </draw:line>
        <draw:line draw:style-name="gr60" draw:text-style-name="P39" draw:layer="layout" svg:x1="5.842cm" svg:y1="18.68cm" svg:x2="3.622cm" svg:y2="15.748cm">
          <text:p/>
        </draw:line>
        <draw:line draw:style-name="gr60" draw:text-style-name="P39" draw:layer="layout" svg:x1="5.4cm" svg:y1="15.378cm" svg:x2="3.368cm" svg:y2="15.378cm">
          <text:p/>
        </draw:line>
        <draw:line draw:style-name="gr60" draw:text-style-name="P39" draw:layer="layout" svg:x1="5.584cm" svg:y1="19.188cm" svg:x2="3.368cm" svg:y2="19.188cm">
          <text:p/>
        </draw:line>
        <draw:line draw:style-name="gr77" draw:text-style-name="P39" draw:layer="layout" svg:x1="5.474cm" svg:y1="17.272cm" svg:x2="3.412cm" svg:y2="18.796cm">
          <text:p/>
        </draw:line>
        <draw:line draw:style-name="gr77" draw:text-style-name="P39" draw:layer="layout" svg:x1="5.584cm" svg:y1="17.16cm" svg:x2="3.412cm" svg:y2="15.494cm">
          <text:p/>
        </draw:line>
        <draw:line draw:style-name="gr77" draw:text-style-name="P39" draw:layer="layout" svg:x1="5.474cm" svg:y1="17.156cm" svg:x2="3.412cm" svg:y2="16.79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4" draw:text-style-name="P21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4" draw:text-style-name="P23" draw:layer="layout" svg:width="9.309cm" svg:height="1.336cm" svg:x="12.219cm" svg:y="26.542cm">
            <text:list text:style-name="L2">
              <text:list-header>
                <text:p text:style-name="P22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3">
        <draw:custom-shape draw:name="Content Placeholder 3" draw:style-name="gr95" draw:text-style-name="P49" draw:layer="layout" svg:width="28.002cm" svg:height="8.907cm" svg:x="0.041cm" svg:y="5.063cm">
          <text:p text:style-name="P31"><text:span text:style-name="T53">שאלות</text:span><text:span text:style-name="T54">:</text:span></text:p>
          <text:list text:style-name="L5">
            <text:list-item>
              <text:p text:style-name="P31"><text:span text:style-name="T55">מה קורה כשיש </text:span><text:span text:style-name="T56">4</text:span><text:span text:style-name="T55"> שותפים או יותר?</text:span></text:p>
            </text:list-item>
          </text:list>
          <text:list text:style-name="L3">
            <text:list-item>
              <text:p text:style-name="P31"><text:span text:style-name="T57">איך מוצאים חלוקה ללא קנאה עם חתיכות </text:span><text:span text:style-name="T58">קשירוֹת</text:span><text:span text:style-name="T57">?</text:span></text:p>
              <text:list>
                <text:list-item>
                  <text:list>
                    <text:list-item>
                      <text:p text:style-name="P31"><text:span text:style-name="T59">(כזכור, האלגוריתמים לפרופורציונליות מוצאים </text:span><text:span text:style-name="T59"><text:line-break/></text:span><text:span text:style-name="T59">חלוקה </text:span><text:span text:style-name="T60">קשירה</text:span><text:span text:style-name="T59"> </text:span><text:span text:style-name="T61">לכל מספר של שותפים</text:span><text:span text:style-name="T59">).</text:span></text:p>
                    </text:list-item>
                  </text:list>
                </text:list-item>
              </text:list>
            </text:list-item>
          </text:list>
          <text:p text:style-name="P31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ללא קנאה</text:span></text:p>
              </text:list-header>
            </text:list>
          </draw:text-box>
        </draw:frame>
        <presentation:notes draw:style-name="dp2">
          <draw:page-thumbnail draw:name="Slide Image Placeholder 1" draw:style-name="gr4" draw:layer="layout" svg:width="13.969cm" svg:height="10.476cm" svg:x="3.81cm" svg:y="2.123cm" draw:page-number="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8" draw:style-name="dp3" draw:master-page-name="Default" presentation:presentation-page-layout-name="AL2T3"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ללא קנאה ל-</text:span><text:span text:style-name="T62">n</text:span><text:span text:style-name="T11"> שותפים</text:span></text:p>
              </text:list-header>
            </text:list>
          </draw:text-box>
        </draw:frame>
        <draw:frame draw:style-name="gr96" draw:text-style-name="P38" draw:layer="layout" svg:width="27.686cm" svg:height="11.627cm" svg:x="0cm" svg:y="3.302cm">
          <draw:text-box>
            <text:p xml:id="id54" text:id="id54" text:style-name="P15"><text:span text:style-name="T63">1963</text:span><text:span text:style-name="T63">: אלג’ סלפרידג’-קונוויי ל-</text:span><text:span text:style-name="T63">3</text:span><text:span text:style-name="T63"> אנשים. </text:span><text:span text:style-name="T63">5</text:span><text:span text:style-name="T63"> שאילתות</text:span></text:p>
            <text:p xml:id="id55" text:id="id55" text:style-name="P15"><text:span text:style-name="T64">1996</text:span><text:span text:style-name="T64">: אלג’ בראמס-טיילור. #שאילתות לא חסום.</text:span></text:p>
            <text:p xml:id="id56" text:id="id56" text:style-name="P15"><text:span text:style-name="T64">1998</text:span><text:span text:style-name="T64">: אלג’ רוברטסון-ווֶב. #שאילתות לא חסום.</text:span></text:p>
            <text:p xml:id="id57" text:id="id57" text:style-name="P15"><text:span text:style-name="T64">2000</text:span><text:span text:style-name="T64">: אלג’ פיקהורקו. #שאילתות לא חסום.</text:span></text:p>
            <text:p xml:id="id58" text:id="id58" text:style-name="P15"><text:span text:style-name="T65">2009</text:span><text:span text:style-name="T65">: משפט פרוקצ’יה: #שאילתות <text:s/>לפחות </text:span><text:span text:style-name="T65">n</text:span><text:span text:style-name="T66">2</text:span><text:span text:style-name="T67">.</text:span></text:p>
            <text:p xml:id="id59" text:id="id59" text:style-name="P15"><text:span text:style-name="T68">2015</text:span><text:span text:style-name="T68">: אלג’ עזיז-מקנזי ל-</text:span><text:span text:style-name="T68">4</text:span><text:span text:style-name="T68">. #שאילתות חסום (</text:span><text:span text:style-name="T68">200</text:span><text:span text:style-name="T68">).</text:span></text:p>
            <text:p xml:id="id60" text:id="id60" text:style-name="P15"><text:span text:style-name="T68">2016</text:span><text:span text:style-name="T68">: אלג’ עזיז-מקנזי ל-</text:span><text:span text:style-name="T68">n</text:span><text:span text:style-name="T68">. #שאילתות חסום:</text:span></text:p>
          </draw:text-box>
        </draw:frame>
        <draw:g xml:id="id61" draw:id="id61">
          <svg:title>TexMaths</svg:title>
          <svg:desc>28§display§O(n^{n^{n^{n^{n^{n}}}}})§svg§600§FALSE§</svg:desc>
          <draw:polygon draw:style-name="gr97" draw:text-style-name="P50" draw:layer="layout" svg:width="6.467cm" svg:height="2.511cm" svg:x="11.82cm" svg:y="13.998cm" svg:viewBox="0 0 6468 2512" draw:points="3236,2512 0,2512 0,0 6468,0 6468,2512">
            <text:p/>
          </draw:polygon>
          <draw:path draw:style-name="gr98" draw:text-style-name="P51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98" draw:text-style-name="P51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98" draw:text-style-name="P51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98" draw:text-style-name="P51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98" draw:text-style-name="P51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1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98" draw:text-style-name="P51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1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98" draw:text-style-name="P51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99" draw:text-style-name="P40" draw:layer="layout" svg:width="28.086cm" svg:height="3.207cm" svg:x="-0.4cm" svg:y="17.526cm">
          <draw:text-box>
            <text:p xml:id="id62" text:id="id62" text:style-name="P15"><text:span text:style-name="T69">עדיין לא ידוע כמה שאילתות באמת צריך – האם</text:span><text:span text:style-name="T69"><text:line-break/></text:span><text:span text:style-name="T69">אפשר למצוא אלגוריתם הדורש </text:span><text:span text:style-name="T69">n</text:span><text:span text:style-name="T70">2</text:span><text:span text:style-name="T71"> 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9" draw:style-name="dp4" draw:master-page-name="Default" presentation:presentation-page-layout-name="AL2T3"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</text:span><text:span text:style-name="T72">קשירה </text:span><text:span text:style-name="T11">ללא קנאה ל-</text:span><text:span text:style-name="T11">3</text:span></text:p>
              </text:list-header>
            </text:list>
          </draw:text-box>
        </draw:frame>
        <draw:frame draw:style-name="gr100" draw:text-style-name="P37" draw:layer="layout" svg:width="15.556cm" svg:height="3.359cm" svg:x="11.684cm" svg:y="3.048cm">
          <draw:text-box>
            <text:p text:style-name="P15"><text:span text:style-name="T25">אלגוריתם הסכין המסתובבת – רוברטסון-ווב </text:span><text:span text:style-name="T25">1998</text:span></text:p>
          </draw:text-box>
        </draw:frame>
        <draw:frame draw:style-name="gr101" draw:text-style-name="P53" draw:layer="layout" svg:width="15.494cm" svg:height="14.141cm" svg:x="12.954cm" svg:y="6.858cm">
          <draw:text-box>
            <text:list text:style-name="L1">
              <text:list-item>
                <text:p xml:id="id63" text:id="id63" text:style-name="P52"><text:span text:style-name="T73">עושים צעד אחד של ”המפחית האחרון”. שחקן אחד (נניח </text:span><text:span text:style-name="T17">כ</text:span><text:span text:style-name="T73">) זוכה בחתיכה.</text:span></text:p>
              </text:list-item>
              <text:list-item>
                <text:p xml:id="id66" text:id="id66" text:style-name="P52"><text:span text:style-name="T73">הזוכה (</text:span><text:span text:style-name="T17">כ</text:span><text:span text:style-name="T73">) מסובב סכין ארוכה </text:span><text:span text:style-name="T73"><text:line-break/></text:span><text:span text:style-name="T73">מעל השארית, כך ששני החלקים תמיד שוים בעיניו.</text:span></text:p>
                <text:list>
                  <text:list-item>
                    <text:p xml:id="id70" text:id="id70" text:style-name="P52"><text:span text:style-name="T74">(- משפט ערך הביניים).</text:span></text:p>
                  </text:list-item>
                </text:list>
              </text:list-item>
              <text:list-item>
                <text:p xml:id="id72" text:id="id72" text:style-name="P52"><text:span text:style-name="T20">א</text:span><text:span text:style-name="T73"> אומר "עצור" ברגע ששני החלקים שוים בעיניו. </text:span></text:p>
                <text:list>
                  <text:list-item>
                    <text:p xml:id="id73" text:id="id73" text:style-name="P52"><text:span text:style-name="T74">(- משפט ערך הביניים).</text:span></text:p>
                  </text:list-item>
                </text:list>
              </text:list-item>
            </text:list>
          </draw:text-box>
        </draw:frame>
        <draw:custom-shape draw:name="Rectangle 20" draw:style-name="gr25" draw:text-style-name="P24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5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5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5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5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5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5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30" draw:text-style-name="P26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6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6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6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02" draw:text-style-name="P27" xml:id="id64" draw:id="id64" draw:layer="layout" svg:width="0cm" svg:height="14.547cm" svg:x="10.941cm" svg:y="5.117cm" svg:viewBox="0 0 1 14548" draw:points="0,0 1,14548">
          <text:p/>
        </draw:polyline>
        <draw:custom-shape draw:name="Oval 21" draw:style-name="gr34" draw:text-style-name="P28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8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8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8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3" draw:text-style-name="P30" xml:id="id65" draw:id="id65" draw:layer="layout" svg:width="1.299cm" svg:height="1.825cm" svg:x="11.709cm" svg:y="11.719cm">
          <text:p text:style-name="P29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104" draw:text-style-name="P27" xml:id="id75" draw:id="id75" draw:layer="layout" svg:width="7.888cm" svg:height="18.561cm" svg:x="0.628cm" svg:y="2.436cm" svg:viewBox="0 0 7889 18562" draw:points="0,0 7889,18562">
          <text:p/>
        </draw:polyline>
        <draw:polyline draw:name="Straight Connector 5" draw:style-name="gr104" draw:text-style-name="P27" xml:id="id74" draw:id="id74" draw:layer="layout" svg:width="3.114cm" svg:height="19.926cm" svg:x="3.453cm" svg:y="2.138cm" svg:viewBox="0 0 3115 19927" draw:points="0,0 3115,19927">
          <text:p/>
        </draw:polyline>
        <draw:polyline draw:name="Straight Connector 5" draw:style-name="gr104" draw:text-style-name="P27" xml:id="id71" draw:id="id71" draw:layer="layout" svg:width="0.574cm" svg:height="19.705cm" svg:x="6.568cm" svg:y="2.436cm" svg:viewBox="0 0 575 19706" draw:points="575,0 0,19706">
          <text:p/>
        </draw:polyline>
        <draw:polyline draw:name="Straight Connector 5" draw:style-name="gr104" draw:text-style-name="P27" xml:id="id68" draw:id="id68" draw:layer="layout" svg:width="6.389cm" svg:height="18.649cm" svg:x="4.024cm" svg:y="4.064cm" svg:viewBox="0 0 6390 18650" draw:points="6390,0 0,18650">
          <text:p/>
        </draw:polyline>
        <draw:polyline draw:name="Straight Connector 5" draw:style-name="gr104" draw:text-style-name="P27" xml:id="id67" draw:id="id67" draw:layer="layout" svg:width="10.262cm" svg:height="14.14cm" svg:x="1.016cm" svg:y="6.858cm" svg:viewBox="0 0 10263 14141" draw:points="10263,0 0,14141">
          <text:p/>
        </draw:polyline>
        <draw:polyline draw:name="Straight Connector 5" draw:style-name="gr104" draw:text-style-name="P27" xml:id="id76" draw:id="id76" draw:layer="layout" svg:width="13.676cm" svg:height="14.823cm" svg:x="-1.524cm" svg:y="5.659cm" svg:viewBox="0 0 13677 14824" draw:points="0,0 13677,14824">
          <text:p/>
        </draw:polyline>
        <draw:polyline draw:style-name="gr105" draw:text-style-name="P39" xml:id="id69" draw:id="id69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9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2T3"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קשירה</text:span><text:span text:style-name="T72"> </text:span><text:span text:style-name="T11">ללא קנאה ל-</text:span><text:span text:style-name="T11">3</text:span></text:p>
              </text:list-header>
            </text:list>
          </draw:text-box>
        </draw:frame>
        <draw:frame draw:style-name="gr100" draw:text-style-name="P37" draw:layer="layout" svg:width="15.556cm" svg:height="3.359cm" svg:x="11.684cm" svg:y="3.048cm">
          <draw:text-box>
            <text:p text:style-name="P15"><text:span text:style-name="T25">אלגוריתם הסכין המסתובבת – רוברטסון-ווב </text:span><text:span text:style-name="T25">1998</text:span><text:span text:style-name="T25"> [...]</text:span></text:p>
          </draw:text-box>
        </draw:frame>
        <draw:frame draw:style-name="gr106" draw:text-style-name="P54" draw:layer="layout" svg:width="15.494cm" svg:height="3.302cm" svg:x="12.954cm" svg:y="6.858cm">
          <draw:text-box>
            <text:list text:style-name="L1">
              <text:list-item>
                <text:p text:style-name="P52"><text:span text:style-name="T75">בוחרים לפי הסדר <text:s text:c="2"/></text:span><text:span text:style-name="T76">י</text:span><text:span text:style-name="T75">, </text:span><text:span text:style-name="T77">א</text:span><text:span text:style-name="T75">, </text:span><text:span text:style-name="T78">כ</text:span><text:span text:style-name="T75">.</text:span></text:p>
              </text:list-item>
              <text:list-item>
                <text:p text:style-name="P52"><text:span text:style-name="T75">הוכחה שאין קנאה:</text:span></text:p>
              </text:list-item>
            </text:list>
          </draw:text-box>
        </draw:frame>
        <draw:custom-shape draw:name="Rectangle 20" draw:style-name="gr25" draw:text-style-name="P24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6" draw:text-style-name="P25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7" draw:text-style-name="P25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8" draw:text-style-name="P25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9" draw:text-style-name="P25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27" draw:text-style-name="P25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28" draw:text-style-name="P25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31" draw:text-style-name="P26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30" draw:text-style-name="P26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32" draw:text-style-name="P26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33" draw:text-style-name="P27" draw:layer="layout" svg:x1="11.279cm" svg:y1="5.108cm" svg:x2="11.28cm" svg:y2="19.656cm">
          <text:p/>
        </draw:line>
        <draw:custom-shape draw:name="Oval 21" draw:style-name="gr34" draw:text-style-name="P28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35" draw:text-style-name="P28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34" draw:text-style-name="P28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34" draw:text-style-name="P28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07" draw:text-style-name="P30" draw:layer="layout" svg:width="1.299cm" svg:height="1.825cm" svg:x="11.709cm" svg:y="11.719cm">
          <text:p text:style-name="P29"><text:span text:style-name="T14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08" draw:text-style-name="P30" draw:layer="layout" svg:width="1.523cm" svg:height="1.825cm" svg:x="3.606cm" svg:y="16.256cm">
          <text:p text:style-name="P29"><text:span text:style-name="T15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09" draw:text-style-name="P30" draw:layer="layout" svg:width="0.914cm" svg:height="1.825cm" svg:x="6.982cm" svg:y="9.486cm">
          <text:p text:style-name="P29"><text:span text:style-name="T16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110" draw:text-style-name="P27" draw:layer="layout" svg:x1="-1.524cm" svg:y1="5.659cm" svg:x2="12.153cm" svg:y2="20.483cm">
          <text:p/>
        </draw:line>
        <draw:frame draw:style-name="gr111" draw:text-style-name="P42" draw:layer="layout" svg:width="1.336cm" svg:height="2.22cm" svg:x="21.796cm" svg:y="13.716cm">
          <draw:text-box>
            <text:p text:style-name="P15"><text:span text:style-name="T41">א</text:span></text:p>
          </draw:text-box>
        </draw:frame>
        <draw:frame draw:style-name="gr112" draw:text-style-name="P42" draw:layer="layout" svg:width="1.196cm" svg:height="2.22cm" svg:x="21.984cm" svg:y="10.208cm">
          <draw:text-box>
            <text:p text:style-name="P15"><text:span text:style-name="T42">כ</text:span></text:p>
          </draw:text-box>
        </draw:frame>
        <draw:frame draw:style-name="gr113" draw:text-style-name="P42" draw:layer="layout" svg:width="0.832cm" svg:height="2.22cm" svg:x="22.094cm" svg:y="12.356cm">
          <draw:text-box>
            <text:p text:style-name="P15"><text:span text:style-name="T43">י</text:span></text:p>
          </draw:text-box>
        </draw:frame>
        <draw:frame draw:style-name="gr114" draw:text-style-name="P43" draw:layer="layout" svg:width="1.336cm" svg:height="2.22cm" svg:x="18.796cm" svg:y="10.462cm">
          <draw:text-box>
            <text:p text:style-name="P15"><text:span text:style-name="T44">1</text:span></text:p>
          </draw:text-box>
        </draw:frame>
        <draw:frame draw:style-name="gr115" draw:text-style-name="P43" draw:layer="layout" svg:width="1.336cm" svg:height="2.22cm" svg:x="18.796cm" svg:y="12.076cm">
          <draw:text-box>
            <text:p text:style-name="P15"><text:span text:style-name="T44">2</text:span></text:p>
          </draw:text-box>
        </draw:frame>
        <draw:frame draw:style-name="gr116" draw:text-style-name="P43" draw:layer="layout" svg:width="1.336cm" svg:height="2.22cm" svg:x="18.796cm" svg:y="13.764cm">
          <draw:text-box>
            <text:p text:style-name="P15"><text:span text:style-name="T44">3</text:span></text:p>
          </draw:text-box>
        </draw:frame>
        <draw:line draw:style-name="gr60" draw:text-style-name="P39" draw:layer="layout" svg:x1="21.796cm" svg:y1="14.87cm" svg:x2="20.132cm" svg:y2="14.87cm">
          <text:p/>
        </draw:line>
        <draw:line draw:style-name="gr60" draw:text-style-name="P39" draw:layer="layout" svg:x1="21.984cm" svg:y1="11.568cm" svg:x2="20.132cm" svg:y2="12.584cm">
          <text:p/>
        </draw:line>
        <draw:line draw:style-name="gr60" draw:text-style-name="P39" draw:layer="layout" svg:x1="21.984cm" svg:y1="11.822cm" svg:x2="19.878cm" svg:y2="14.87cm">
          <text:p/>
        </draw:line>
        <draw:line draw:style-name="gr60" draw:text-style-name="P39" draw:layer="layout" svg:x1="21.91cm" svg:y1="11.314cm" svg:x2="19.878cm" svg:y2="11.314cm">
          <text:p/>
        </draw:line>
        <draw:line draw:style-name="gr60" draw:text-style-name="P39" draw:layer="layout" svg:x1="21.796cm" svg:y1="14.87cm" svg:x2="19.878cm" svg:y2="13.092cm">
          <text:p/>
        </draw:line>
        <draw:line draw:style-name="gr77" draw:text-style-name="P39" draw:layer="layout" svg:x1="22.094cm" svg:y1="13.208cm" svg:x2="20.133cm" svg:y2="12.584cm">
          <text:p/>
        </draw:line>
        <draw:line draw:style-name="gr77" draw:text-style-name="P39" draw:layer="layout" svg:x1="22.095cm" svg:y1="13.205cm" svg:x2="20.132cm" svg:y2="14.87cm">
          <text:p/>
        </draw:line>
        <draw:line draw:style-name="gr77" draw:text-style-name="P39" draw:layer="layout" svg:x1="22.095cm" svg:y1="13.205cm" svg:x2="20.132cm" svg:y2="11.314cm">
          <text:p/>
        </draw:line>
        <presentation:notes draw:style-name="dp2">
          <draw:page-thumbnail draw:name="Slide Image Placeholder 1" draw:style-name="gr4" draw:layer="layout" svg:width="13.969cm" svg:height="10.476cm" svg:x="3.81cm" svg:y="2.123cm" draw:page-number="10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1" draw:style-name="dp3" draw:master-page-name="Default" presentation:presentation-page-layout-name="AL2T3">
        <draw:frame draw:style-name="gr117" draw:text-style-name="P39" xml:id="id81" draw:id="id81" draw:layer="layout" svg:width="13.208cm" svg:height="11.09cm" svg:x="0cm" svg:y="9.812cm">
          <draw:image xlink:href="Pictures/10000201000001DA0000018EBC9E1DB3B3411B60.png" xlink:type="simple" xlink:show="embed" xlink:actuate="onLoad" loext:mime-type="image/png">
            <text:p/>
          </draw:image>
        </draw:frame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קשירה</text:span><text:span text:style-name="T72"> </text:span><text:span text:style-name="T11">ללא קנאה ל-</text:span><text:span text:style-name="T62">n</text:span></text:p>
              </text:list-header>
            </text:list>
          </draw:text-box>
        </draw:frame>
        <draw:custom-shape draw:name="Content Placeholder 3" draw:style-name="gr118" draw:text-style-name="P49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38" draw:layer="layout" svg:width="28.256cm" svg:height="3.302cm" svg:x="-0.254cm" svg:y="2.796cm">
          <draw:text-box>
            <text:list text:style-name="L1">
              <text:list-item>
                <text:p text:style-name="P15"><text:span text:style-name="T28">נסתכל על </text:span><text:span text:style-name="T79">כל</text:span><text:span text:style-name="T28"> החלוקות הקשירות ל-</text:span><text:span text:style-name="T28">n</text:span><text:span text:style-name="T28"> חתיכות.</text:span></text:p>
              </text:list-item>
              <text:list-item>
                <text:p text:style-name="P15"><text:span text:style-name="T28">כל חלוקה מוגדרת ע”י </text:span><text:span text:style-name="T79">n</text:span><text:span text:style-name="T28"> מספרים שסכומם קבוע.</text:span></text:p>
              </text:list-item>
            </text:list>
          </draw:text-box>
        </draw:frame>
        <draw:frame draw:style-name="gr117" draw:text-style-name="P39" draw:layer="layout" svg:width="8.89cm" svg:height="3.23cm" svg:x="0.762cm" svg:y="6.098cm">
          <draw:image xlink:href="Pictures/10000201000004F7000001CE1ED9AFD1BA51B38B.png" xlink:type="simple" xlink:show="embed" xlink:actuate="onLoad" loext:mime-type="image/png">
            <text:p/>
          </draw:image>
        </draw:frame>
        <draw:frame draw:style-name="gr119" draw:text-style-name="P38" xml:id="id77" draw:id="id77" draw:layer="layout" svg:width="16.318cm" svg:height="7.62cm" svg:x="11.684cm" svg:y="9.398cm">
          <draw:text-box>
            <text:p xml:id="id78" text:id="id78" text:style-name="P15"><text:span text:style-name="T28">מרחב החלוקות הקשירות הוא:</text:span></text:p>
            <text:list text:style-name="L1">
              <text:list-item>
                <text:p xml:id="id79" text:id="id79" text:style-name="P15"><text:span text:style-name="T28">עבור </text:span><text:span text:style-name="T28">n=2</text:span><text:span text:style-name="T28"> – </text:span><text:span text:style-name="T47">קטע</text:span><text:span text:style-name="T28">.</text:span></text:p>
              </text:list-item>
              <text:list-item>
                <text:p xml:id="id80" text:id="id80" text:style-name="P15"><text:span text:style-name="T28">עבור </text:span><text:span text:style-name="T28">n=3</text:span><text:span text:style-name="T28"> – </text:span><text:span text:style-name="T47">משולש</text:span><text:span text:style-name="T28">.</text:span></text:p>
              </text:list-item>
              <text:list-item>
                <text:p xml:id="id82" text:id="id82" text:style-name="P15"><text:span text:style-name="T28">עבור </text:span><text:span text:style-name="T28">n=4</text:span><text:span text:style-name="T28"> – </text:span><text:span text:style-name="T47">טטראדר</text:span><text:span text:style-name="T28">.</text:span></text:p>
              </text:list-item>
              <text:list-item>
                <text:p xml:id="id83" text:id="id83" text:style-name="P15"><text:span text:style-name="T28">באופן כללי – </text:span><text:span text:style-name="T47">סימפלקס</text:span><text:span text:style-name="T28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97" draw:text-style-name="P50" draw:layer="layout" svg:width="9.397cm" svg:height="1.328cm" svg:x="17.78cm" svg:y="6.608cm" svg:viewBox="0 0 9398 1329" draw:points="4701,1329 0,1329 0,0 9398,0 9398,1329">
            <text:p/>
          </draw:polygon>
          <draw:path draw:style-name="gr98" draw:text-style-name="P51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51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98" draw:text-style-name="P51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98" draw:text-style-name="P51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51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98" draw:text-style-name="P51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98" draw:text-style-name="P51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98" draw:text-style-name="P51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98" draw:text-style-name="P51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98" draw:text-style-name="P51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1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2" draw:style-name="dp3" draw:master-page-name="Default" presentation:presentation-page-layout-name="AL2T3">
        <draw:frame draw:style-name="gr117" draw:text-style-name="P39" draw:layer="layout" svg:width="14.091cm" svg:height="11.601cm" svg:x="0.508cm" svg:y="2.369cm">
          <draw:image xlink:href="Pictures/10000201000001D6000001832E0DB7CAE72031CA.png" xlink:type="simple" xlink:show="embed" xlink:actuate="onLoad" loext:mime-type="image/png">
            <text:p/>
          </draw:image>
        </draw:frame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קשירה</text:span><text:span text:style-name="T72"> </text:span><text:span text:style-name="T11">ללא קנאה ל-</text:span><text:span text:style-name="T62">n</text:span></text:p>
              </text:list-header>
            </text:list>
          </draw:text-box>
        </draw:frame>
        <draw:custom-shape draw:name="Content Placeholder 3" draw:style-name="gr120" draw:text-style-name="P49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8" draw:layer="layout" svg:width="18.35cm" svg:height="18.737cm" svg:x="9.652cm" svg:y="3.302cm">
          <draw:text-box>
            <text:list text:style-name="L1">
              <text:list-item>
                <text:p xml:id="id84" text:id="id84" text:style-name="P15"><text:span text:style-name="T28">בכל נקודה בסימפלקס החלוקות,</text:span><text:span text:style-name="T28"><text:line-break/></text:span><text:span text:style-name="T28">אפשר לשאול כל שחקן </text:span><text:span text:style-name="T28"><text:line-break/></text:span><text:span text:style-name="T28">“איזו חתיכה אתה הכי רוצה?”.</text:span><text:span text:style-name="T28"><text:line-break/></text:span><text:span text:style-name="T28">התשובה היא מספר בין </text:span><text:span text:style-name="T28">1</text:span><text:span text:style-name="T28"> ל-</text:span><text:span text:style-name="T28">n</text:span><text:span text:style-name="T28">.</text:span></text:p>
              </text:list-item>
              <text:list-item>
                <text:p xml:id="id85" text:id="id85" text:style-name="P15"><text:span text:style-name="T68">חלוקה ללא קנאה = נקודה </text:span><text:span text:style-name="T68"><text:line-break/></text:span><text:span text:style-name="T68">שבה כל שחקן כותב מספר </text:span><text:span text:style-name="T68"><text:line-break/></text:span><text:span text:style-name="T68">אחר.</text:span></text:p>
              </text:list-item>
              <text:list-item>
                <text:p xml:id="id86" text:id="id86" text:style-name="P15"><text:span text:style-name="T80">חלוקה כמעט-ללא-קנאה =</text:span><text:span text:style-name="T80"><text:line-break/></text:span><text:span text:style-name="T80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2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3" draw:style-name="dp3" draw:master-page-name="Default" presentation:presentation-page-layout-name="AL2T3">
        <draw:frame draw:style-name="gr117" draw:text-style-name="P39" xml:id="id88" draw:id="id88" draw:layer="layout" svg:width="12.446cm" svg:height="11.788cm" svg:x="0.72cm" svg:y="2.286cm">
          <draw:image xlink:href="Pictures/100002010000031B000002F1C3D9EBEFB9C8A4F0.png" xlink:type="simple" xlink:show="embed" xlink:actuate="onLoad" loext:mime-type="image/png">
            <text:p/>
          </draw:image>
        </draw:frame>
        <draw:frame draw:style-name="gr117" draw:text-style-name="P39" xml:id="id90" draw:id="id90" draw:layer="layout" svg:width="12.404cm" svg:height="12.186cm" svg:x="0.762cm" svg:y="2.286cm">
          <draw:image xlink:href="Pictures/100002010000018D000001868C00B6BEC6B063A9.png" xlink:type="simple" xlink:show="embed" xlink:actuate="onLoad" loext:mime-type="image/png">
            <text:p/>
          </draw:image>
        </draw:frame>
        <draw:frame presentation:style-name="pr3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81">אלגוריתם סימונס </text:span><text:span text:style-name="T82">(</text:span><text:span text:style-name="T82">Su 1999</text:span><text:span text:style-name="T82">)</text:span></text:p>
              </text:list-header>
            </text:list>
          </draw:text-box>
        </draw:frame>
        <draw:frame draw:style-name="gr117" draw:text-style-name="P39" xml:id="id92" draw:id="id92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2" draw:text-style-name="P55" draw:layer="layout" svg:width="16.826cm" svg:height="17.951cm" svg:x="11.176cm" svg:y="3.048cm">
          <draw:text-box>
            <text:list text:style-name="L1">
              <text:list-item>
                <text:p xml:id="id87" text:id="id87" text:style-name="P15"><text:span text:style-name="T83">מחלקים את סימפלקס-החלוקות לסימפלקסונים.</text:span></text:p>
              </text:list-item>
              <text:list-item>
                <text:p xml:id="id89" text:id="id89" text:style-name="P15"><text:span text:style-name="T83">נותנים כל צומת לשחקן, כך שבכל סימפלקסון, כולם מיוצגים.</text:span></text:p>
              </text:list-item>
              <text:list-item>
                <text:p xml:id="id91" text:id="id91" text:style-name="P15"><text:span text:style-name="T83">כל שחקן כותב, בכל צומת שלו, את מספר החתיכה הכי טובה</text:span><text:span text:style-name="T83"><text:line-break/></text:span><text:span text:style-name="T83">בעיניו.</text:span></text:p>
              </text:list-item>
              <text:list-item>
                <text:p xml:id="id93" text:id="id93" text:style-name="P15"><text:span text:style-name="T84">מחפשים </text:span><text:span text:style-name="T85">סימפלקס-</text:span><text:span text:style-name="T85">n</text:span><text:span text:style-name="T85"> מלא</text:span><text:span text:style-name="T84"> = </text:span><text:span text:style-name="T84"><text:line-break/></text:span><text:span text:style-name="T84">עם </text:span><text:span text:style-name="T84">n</text:span><text:span text:style-name="T84"> מספרים שונים = </text:span><text:span text:style-name="T84"><text:line-break/></text:span><text:span text:style-name="T84">חלוקה כמעט-ללא-קנאה.</text:span></text:p>
              </text:list-item>
              <text:list-item>
                <text:p xml:id="id94" text:id="id94" text:style-name="P15"><text:span text:style-name="T86">נוכיח באינדוקציה על </text:span><text:span text:style-name="T86">n</text:span><text:span text:style-name="T86"> שקיים</text:span><text:span text:style-name="T86"><text:line-break/></text:span><text:span text:style-name="T86">מספר איזוגי של סימפלקס-</text:span><text:span text:style-name="T86">n</text:span><text:span text:style-name="T86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3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2T3">
        <draw:frame draw:style-name="gr117" draw:text-style-name="P39" draw:layer="layout" svg:width="12.446cm" svg:height="11.788cm" svg:x="0.72cm" svg:y="2.286cm">
          <draw:image xlink:href="Pictures/100002010000031B000002F1ABBE261CD9D4F5D6.png" xlink:type="simple" xlink:show="embed" xlink:actuate="onLoad" loext:mime-type="image/png">
            <text:p/>
          </draw:image>
        </draw:frame>
        <draw:frame draw:style-name="gr117" draw:text-style-name="P39" draw:layer="layout" svg:width="12.404cm" svg:height="12.186cm" svg:x="0.762cm" svg:y="2.286cm">
          <draw:image xlink:href="Pictures/100002010000018D000001868C00B6BEC6B063A9.png" xlink:type="simple" xlink:show="embed" xlink:actuate="onLoad" loext:mime-type="image/png">
            <text:p/>
          </draw:image>
        </draw:frame>
        <draw:frame presentation:style-name="pr3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81">הלמה של ספרנר </text:span><text:span text:style-name="T82">(</text:span><text:span text:style-name="T82">Sperner’s Lemma</text:span><text:span text:style-name="T82">)</text:span></text:p>
              </text:list-header>
            </text:list>
          </draw:text-box>
        </draw:frame>
        <draw:frame draw:style-name="gr117" draw:text-style-name="P39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123" draw:text-style-name="P55" draw:layer="layout" svg:width="17.842cm" svg:height="13.163cm" svg:x="10.16cm" svg:y="3.048cm">
          <draw:text-box>
            <text:list text:style-name="L1">
              <text:list-item>
                <text:p xml:id="id95" text:id="id95" text:style-name="P15"><text:span text:style-name="T86">נוכיח באינדוקציה על </text:span><text:span text:style-name="T86">n</text:span><text:span text:style-name="T86"> שקיים</text:span><text:span text:style-name="T86"><text:line-break/></text:span><text:span text:style-name="T86">מספר איזוגי של סימפלקס-</text:span><text:span text:style-name="T86">n</text:span><text:span text:style-name="T86">-מלא, </text:span><text:span text:style-name="T87">בכל מצב שבו מתקיים התנאי של ספרנר (</text:span><text:span text:style-name="T87">Sperner</text:span><text:span text:style-name="T87">): </text:span><text:span text:style-name="T88">כל מספר על צומת בשפה הוא מספר שנמצא על קצות השפה</text:span><text:span text:style-name="T87">.</text:span></text:p>
              </text:list-item>
              <text:list-item>
                <text:p xml:id="id96" text:id="id96" text:style-name="P15"><text:span text:style-name="T89">התנאי הזה תמיד מתקיים </text:span><text:span text:style-name="T89"><text:line-break/></text:span><text:span text:style-name="T89">אצלנו, כי כל שחקן מעדיף </text:span><text:span text:style-name="T89"><text:line-break/></text:span><text:span text:style-name="T89">פרוסה לא ריקה!</text:span></text:p>
              </text:list-item>
            </text:list>
          </draw:text-box>
        </draw:frame>
        <draw:frame draw:style-name="gr124" draw:text-style-name="P56" draw:layer="layout" svg:width="25.908cm" svg:height="4.822cm" svg:x="0.508cm" svg:y="16.002cm">
          <draw:text-box>
            <text:p xml:id="id97" text:id="id97" text:style-name="P15"><text:span text:style-name="T90">בסיס</text:span><text:span text:style-name="T91">: </text:span><text:span text:style-name="T91">n=2</text:span><text:span text:style-name="T91">. נסתכל על הצלע בין </text:span><text:span text:style-name="T91">F</text:span><text:span text:style-name="T92">1</text:span><text:span text:style-name="T91"> ל-</text:span><text:span text:style-name="T91">F</text:span><text:span text:style-name="T92">2</text:span><text:span text:style-name="T91">. המספרים מתחילים ב-</text:span><text:span text:style-name="T91">1</text:span><text:span text:style-name="T91"> ומסתיימים ב-</text:span><text:span text:style-name="T91">2</text:span><text:span text:style-name="T91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4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5" draw:style-name="dp3" draw:master-page-name="Default" presentation:presentation-page-layout-name="AL2T3">
        <draw:frame draw:style-name="gr117" draw:text-style-name="P39" draw:layer="layout" svg:width="11.693cm" svg:height="10.906cm" svg:x="-0.009cm" svg:y="2.607cm">
          <draw:image xlink:href="Pictures/10000201000001A0000001845EA64E2B7CF5FDC2.png" xlink:type="simple" xlink:show="embed" xlink:actuate="onLoad" loext:mime-type="image/png">
            <text:p/>
          </draw:image>
        </draw:frame>
        <draw:frame presentation:style-name="pr3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81">הלמה של ספרנר </text:span><text:span text:style-name="T82">(</text:span><text:span text:style-name="T82">Sperner’s Lemma</text:span><text:span text:style-name="T82">)</text:span></text:p>
              </text:list-header>
            </text:list>
          </draw:text-box>
        </draw:frame>
        <draw:frame draw:style-name="gr125" draw:text-style-name="P38" draw:layer="layout" svg:width="28.764cm" svg:height="17.526cm" svg:x="-0.762cm" svg:y="3.048cm">
          <draw:text-box>
            <text:p xml:id="id98" text:id="id98" text:style-name="P15"><text:span text:style-name="T68">נוכיח באינדוקציה על </text:span><text:span text:style-name="T68">n</text:span><text:span text:style-name="T68"> שקיים</text:span><text:span text:style-name="T68"><text:line-break/></text:span><text:span text:style-name="T68">מספר איזוגי של סימפלקס-</text:span><text:span text:style-name="T68">n</text:span><text:span text:style-name="T68">-מלאים.</text:span></text:p>
            <text:p xml:id="id99" text:id="id99" text:style-name="P15"><text:span text:style-name="T93">בסיס</text:span><text:span text:style-name="T94">: </text:span><text:span text:style-name="T94">n=2</text:span><text:span text:style-name="T94">. מספר המעברים </text:span><text:span text:style-name="T94"><text:line-break/></text:span><text:span text:style-name="T94">בין </text:span><text:span text:style-name="T94">1</text:span><text:span text:style-name="T94"> ל-</text:span><text:span text:style-name="T94">2</text:span><text:span text:style-name="T94"> הוא איזוגי. </text:span></text:p>
            <text:p xml:id="id100" text:id="id100" text:style-name="P15"><text:span text:style-name="T95">צעד: </text:span><text:span text:style-name="T96">נבחר סימפלקס-(</text:span><text:span text:style-name="T96">n-1</text:span><text:span text:style-name="T96">)-מלא</text:span><text:span text:style-name="T96"><text:line-break/></text:span><text:span text:style-name="T96">וניכנס דרכו. הגענו לסימפלקס-</text:span><text:span text:style-name="T96">n</text:span><text:span text:style-name="T96">. </text:span><text:span text:style-name="T96"><text:line-break/></text:span><text:span text:style-name="T96">יש רק שתי אפשרויות:</text:span></text:p>
            <text:list text:style-name="L1">
              <text:list-item>
                <text:p xml:id="id101" text:id="id101" text:style-name="P15"><text:span text:style-name="T96">הגענו לסימפלקס-</text:span><text:span text:style-name="T96">n</text:span><text:span text:style-name="T96">-מלא.</text:span></text:p>
              </text:list-item>
              <text:list-item>
                <text:p xml:id="id102" text:id="id102" text:style-name="P15"><text:span text:style-name="T96">יש עוד סימפלקס-(</text:span><text:span text:style-name="T96">n-1</text:span><text:span text:style-name="T96">)-מלא. נצא דרכו ונמשיך לטייל.</text:span></text:p>
              </text:list-item>
            </text:list>
            <text:p xml:id="id103" text:id="id103" text:style-name="P15"><text:span text:style-name="T96">בסוף, או שנגיע לסימפלקס-</text:span><text:span text:style-name="T96">n</text:span><text:span text:style-name="T96">-מלא, או שנצא החוצה דרך סימפלקס-(</text:span><text:span text:style-name="T96">n-1</text:span><text:span text:style-name="T96">)-מלא אחר.</text:span></text:p>
            <text:p xml:id="id104" text:id="id104" text:style-name="P15"><text:span text:style-name="T96">לכן, יש גם מספר איזוגי של סימפלקס-</text:span><text:span text:style-name="T96">n</text:span><text:span text:style-name="T96">-מלאים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5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6" draw:style-name="dp4" draw:master-page-name="Default" presentation:presentation-page-layout-name="AL2T3">
        <draw:frame draw:style-name="gr117" draw:text-style-name="P39" xml:id="id110" draw:id="id110" draw:layer="layout" svg:width="13.041cm" svg:height="12.617cm" svg:x="0cm" svg:y="8.38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3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81">חלוקה של “עוגה” עם ערך שלילי</text:span></text:p>
              </text:list-header>
            </text:list>
          </draw:text-box>
        </draw:frame>
        <draw:frame draw:style-name="gr122" draw:text-style-name="P57" draw:layer="layout" svg:width="28.002cm" svg:height="17.951cm" svg:x="0cm" svg:y="3.048cm">
          <draw:text-box>
            <text:p xml:id="id105" text:id="id105" text:style-name="P15"><text:span text:style-name="T97">דוגמאות ל"עוגות" עם ערך שלילי:</text:span></text:p>
            <text:list text:style-name="L1">
              <text:list-item>
                <text:p xml:id="id106" text:id="id106" text:style-name="P15"><text:span text:style-name="T98">העוגה נשרפה/כולם בדיאטה, אבל צריך לאכול כי לא נעים מהמארחים.</text:span></text:p>
              </text:list-item>
              <text:list-item>
                <text:p xml:id="id107" text:id="id107" text:style-name="P15"><text:span text:style-name="T98">ה”עוגה” היא משל לקרקע </text:span><text:span text:style-name="T98"><text:line-break/></text:span><text:span text:style-name="T98">שצריך לטפל בה</text:span><text:span text:style-name="T98"><text:line-break/></text:span><text:span text:style-name="T98">(למשל לכסח את הדשא).</text:span></text:p>
              </text:list-item>
              <text:list-item>
                <text:p xml:id="id108" text:id="id108" text:style-name="P15"><text:span text:style-name="T98">ה"עוגה" היא משל לזמן</text:span><text:span text:style-name="T98"><text:line-break/></text:span><text:span text:style-name="T98">שבו צריך לבצע תורנות.</text:span></text:p>
              </text:list-item>
            </text:list>
            <text:p xml:id="id109" text:id="id109" text:style-name="P15"><text:span text:style-name="T97">כל שחקן מעדיף פרוסה </text:span><text:span text:style-name="T99">ריקה</text:span><text:span text:style-name="T97">.</text:span><text:span text:style-name="T97"><text:line-break/></text:span><text:span text:style-name="T100">תנאי שפרנר מתקיים --&gt; </text:span><text:span text:style-name="T100"><text:line-break/></text:span><text:span text:style-name="T100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6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7" draw:style-name="dp3" draw:master-page-name="Default" presentation:presentation-page-layout-name="AL2T3">
        <draw:frame presentation:style-name="pr3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11">חלוקה קשירה ללא קנאה</text:span></text:p>
              </text:list-header>
            </text:list>
          </draw:text-box>
        </draw:frame>
        <draw:frame draw:style-name="gr87" draw:text-style-name="P38" draw:layer="layout" svg:width="26.924cm" svg:height="7.361cm" svg:x="0.762cm" svg:y="3.302cm">
          <draw:text-box>
            <text:p xml:id="id111" text:id="id111" text:style-name="P15"><text:span text:style-name="T63">1980</text:span><text:span text:style-name="T63">: משפט סטרומקוויסט: תמיד קיימת חלוקה.</text:span></text:p>
            <text:p xml:id="id112" text:id="id112" text:style-name="P15"><text:span text:style-name="T64">1980-1998</text:span><text:span text:style-name="T64">: אלגוריתמי סכינים, לשלושה אנשים.</text:span></text:p>
            <text:p xml:id="id113" text:id="id113" text:style-name="P15"><text:span text:style-name="T64">1999</text:span><text:span text:style-name="T64">: אלגוריתם סימונס, #שאילתות אינסופי.</text:span></text:p>
            <text:p xml:id="id114" text:id="id114" text:style-name="P15"><text:span text:style-name="T65">2008</text:span><text:span text:style-name="T65">: משפט סטרומקוויסט: #שאילתות תמיד אינסופי</text:span><text:span text:style-name="T67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draw:page draw:name="page18" draw:style-name="dp3" draw:master-page-name="Default" presentation:presentation-page-layout-name="AL2T3">
        <draw:frame presentation:style-name="pr3" draw:text-style-name="P5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58"><text:span text:style-name="T11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7.948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0"><text:span text:style-name="T101">חלוקה קשירה ללא קנאה</text:span></text:p>
              </table:table-cell>
              <table:table-cell>
                <text:p text:style-name="P61"><text:span text:style-name="T101">חלוקה ללא קנאה</text:span></text:p>
              </table:table-cell>
              <table:table-cell>
                <text:p text:style-name="P61"><text:span text:style-name="T101">חלוקה פרופורציונלית</text:span></text:p>
              </table:table-cell>
              <table:table-cell table:style-name="ce2">
                <text:p text:style-name="P61"><text:span text:style-name="T101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62"><text:span text:style-name="T69">2</text:span><text:span text:style-name="T69"> שאילתות</text:span></text:p>
              </table:table-cell>
              <table:covered-table-cell/>
              <table:covered-table-cell/>
              <table:table-cell table:style-name="ce4">
                <text:p text:style-name="P63"><text:span text:style-name="T69">2</text:span></text:p>
              </table:table-cell>
            </table:table-row>
            <table:table-row table:style-name="ro2">
              <table:table-cell table:style-name="ce5" table:number-rows-spanned="3">
                <text:p text:style-name="P62"><text:span text:style-name="T69">אינסוף!</text:span></text:p>
              </table:table-cell>
              <table:table-cell table:style-name="ce6">
                <text:p text:style-name="P63"><text:span text:style-name="T69">5</text:span></text:p>
              </table:table-cell>
              <table:table-cell table:style-name="ce7" table:number-rows-spanned="3">
                <text:p text:style-name="P64"><text:span text:style-name="T102">Θ</text:span><text:span text:style-name="T69">(n log n)</text:span></text:p>
              </table:table-cell>
              <table:table-cell table:style-name="ce4">
                <text:p text:style-name="P63"><text:span text:style-name="T69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63"><text:span text:style-name="T69">200</text:span></text:p>
              </table:table-cell>
              <table:covered-table-cell table:style-name="ce7"/>
              <table:table-cell table:style-name="ce4">
                <text:p text:style-name="P63"><text:span text:style-name="T69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64"><text:span text:style-name="T102">Ω</text:span><text:span text:style-name="T69">(n</text:span><text:span text:style-name="T70">2</text:span><text:span text:style-name="T69">)</text:span></text:p>
                <text:p text:style-name="P64"><text:span text:style-name="T69">O(n</text:span><text:span text:style-name="T70">nnnnn</text:span><text:span text:style-name="T71">)</text:span></text:p>
              </table:table-cell>
              <table:covered-table-cell table:style-name="ce7"/>
              <table:table-cell table:style-name="ce4">
                <text:p text:style-name="P63"><text:span text:style-name="T69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5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36" draw:layer="layout" svg:width="9.308cm" svg:height="1.335cm" svg:x="12.219cm" svg:y="26.542cm" presentation:class="page-number" presentation:user-transformed="true">
            <draw:text-box>
              <text:p text:style-name="P35"><text:span text:style-name="T2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WenQuanYi Micro Hei2" svg:font-family="'WenQuanYi Micro Hei'"/>
    <style:font-face style:name="DejaVu Sans4" svg:font-family="'DejaVu Sans'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DejaVu Sans3" svg:font-family="'DejaVu Sans'" style:font-pitch="fixed"/>
    <style:font-face style:name="Arial2" svg:font-family="Arial" style:font-pitch="variable"/>
    <style:font-face style:name="DejaVu Sans2" svg:font-family="'DejaVu Sans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2-28">28/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363</meta:editing-cycles>
    <dc:date>2019-02-28T10:11:34.509016279</dc:date>
    <meta:editing-duration>P1DT17H45S</meta:editing-duration>
    <meta:generator>LibreOffice/6.1.5.2$Linux_X86_64 LibreOffice_project/10$Build-2</meta:generator>
    <meta:document-statistic meta:object-count="38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